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0/settings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5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mr10" svg:font-family="cmr10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Table1" style:family="table">
      <style:table-properties style:width="16.379cm" fo:margin-left="-0.199cm" fo:margin-top="0cm" fo:margin-bottom="0cm" table:align="left" style:writing-mode="lr-tb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2.346cm"/>
    </style:style>
    <style:style style:name="Table1.C" style:family="table-column">
      <style:table-column-properties style:column-width="2.632cm"/>
    </style:style>
    <style:style style:name="Table1.D" style:family="table-column">
      <style:table-column-properties style:column-width="2.635cm"/>
    </style:style>
    <style:style style:name="Table1.F" style:family="table-column">
      <style:table-column-properties style:column-width="2.63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</style:style>
    <style:style style:name="P3" style:family="paragraph" style:parent-style-name="Standard">
      <style:paragraph-properties fo:line-height="115%" fo:text-align="center" style:justify-single-word="false"/>
    </style:style>
    <style:style style:name="P4" style:family="paragraph" style:parent-style-name="Standard">
      <style:paragraph-properties fo:line-height="115%" fo:text-align="end" style:justify-single-word="false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/>
      <style:text-properties officeooo:paragraph-rsid="002c7462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Sans" fo:font-size="14pt" style:font-size-asian="14pt" style:font-size-complex="14pt"/>
    </style:style>
    <style:style style:name="P8" style:family="paragraph" style:parent-style-name="Standard">
      <style:paragraph-properties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15%" fo:text-align="center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 fo:text-align="end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line-height="115%" fo:text-align="end" style:justify-single-word="false"/>
      <style:text-properties style:font-name="Liberation Sans" fo:font-style="italic" style:font-style-asian="italic" style:font-style-complex="italic"/>
    </style:style>
    <style:style style:name="P14" style:family="paragraph" style:parent-style-name="Standard">
      <style:paragraph-properties fo:line-height="115%"/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6" style:family="paragraph" style:parent-style-name="Standard">
      <style:paragraph-properties fo:line-height="115%"/>
      <style:text-properties style:font-name="Liberation Sans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Liberation Sans"/>
    </style:style>
    <style:style style:name="P18" style:family="paragraph" style:parent-style-name="Standard">
      <style:paragraph-properties fo:line-height="115%"/>
      <style:text-properties style:font-name="Liberation Sans" fo:font-weight="bold" style:font-weight-asian="bold" style:font-weight-complex="bold"/>
    </style:style>
    <style:style style:name="P19" style:family="paragraph" style:parent-style-name="Standard">
      <style:paragraph-properties fo:line-height="115%" fo:text-align="start" style:justify-single-word="false"/>
      <style:text-properties style:font-name="Liberation Sans" fo:font-weight="bold" officeooo:paragraph-rsid="004c5a6a" style:font-weight-asian="bold" style:font-weight-complex="bold"/>
    </style:style>
    <style:style style:name="P20" style:family="paragraph" style:parent-style-name="Standard">
      <style:paragraph-properties fo:line-height="115%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49dd7" officeooo:paragraph-rsid="00449dd7" style:font-size-asian="12pt" style:font-weight-asian="bold" style:font-size-complex="12pt" style:font-weight-complex="bold"/>
    </style:style>
    <style:style style:name="P22" style:family="paragraph" style:parent-style-name="Standard">
      <style:paragraph-properties fo:line-height="115%" fo:text-align="start" style:justify-single-word="false"/>
      <style:text-properties style:font-name="Liberation Sans" fo:font-size="12pt" fo:font-weight="bold" officeooo:rsid="004813eb" officeooo:paragraph-rsid="00481964" style:font-size-asian="12pt" style:font-weight-asian="bold" style:font-size-complex="12pt" style:font-weight-complex="bold"/>
    </style:style>
    <style:style style:name="P23" style:family="paragraph" style:parent-style-name="Standard">
      <style:paragraph-properties fo:line-height="115%" fo:text-align="center" style:justify-single-word="false"/>
      <style:text-properties style:font-name="Liberation Sans" fo:font-size="12pt" fo:font-weight="normal" officeooo:rsid="00449dd7" officeooo:paragraph-rsid="00449dd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top="0cm" fo:margin-bottom="0.25cm" loext:contextual-spacing="false" fo:line-height="115%" fo:text-align="justify" style:justify-single-word="false"/>
    </style:style>
    <style:style style:name="P25" style:family="paragraph" style:parent-style-name="Standard">
      <style:paragraph-properties fo:margin-top="0cm" fo:margin-bottom="0.25cm" loext:contextual-spacing="false" fo:line-height="115%" fo:text-align="center" style:justify-single-word="false"/>
    </style:style>
    <style:style style:name="P2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size="16pt" fo:font-weight="bold" style:font-size-asian="16pt" style:font-weight-asian="bold" style:font-name-complex="Arial1" style:font-size-complex="16pt"/>
    </style:style>
    <style:style style:name="P27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28" style:family="paragraph" style:parent-style-name="Standard">
      <style:paragraph-properties fo:margin-top="0cm" fo:margin-bottom="0.25cm" loext:contextual-spacing="false" fo:line-height="115%"/>
      <style:text-properties style:font-name="Liberation Sans"/>
    </style:style>
    <style:style style:name="P29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/>
    </style:style>
    <style:style style:name="P30" style:family="paragraph" style:parent-style-name="Standard">
      <style:paragraph-properties fo:margin-top="0cm" fo:margin-bottom="0.25cm" loext:contextual-spacing="false" fo:line-height="115%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weight="normal" officeooo:rsid="00604396" officeooo:paragraph-rsid="005c21b5" style:font-weight-asian="normal" style:font-weight-complex="normal"/>
    </style:style>
    <style:style style:name="P32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63942" officeooo:paragraph-rsid="00563942" style:font-weight-asian="bold" style:font-weight-complex="bold"/>
    </style:style>
    <style:style style:name="P33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5c21b5" officeooo:paragraph-rsid="005c21b5" style:font-weight-asian="bold" style:font-weight-complex="bold"/>
    </style:style>
    <style:style style:name="P3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638f32" officeooo:paragraph-rsid="00638f32" style:font-weight-asian="bold" style:font-weight-complex="bold"/>
    </style:style>
    <style:style style:name="P35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Arial" fo:font-size="16pt" fo:font-weight="bold" style:font-size-asian="16pt" style:font-weight-asian="bold" style:font-name-complex="Arial1" style:font-size-complex="16pt"/>
    </style:style>
    <style:style style:name="P36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086397"/>
    </style:style>
    <style:style style:name="P37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officeooo:paragraph-rsid="0051b5c9"/>
    </style:style>
    <style:style style:name="P38" style:family="paragraph" style:parent-style-name="Standard">
      <style:paragraph-properties fo:margin-top="0cm" fo:margin-bottom="0.3cm" loext:contextual-spacing="false" fo:line-height="115%" fo:text-align="center" style:justify-single-word="false"/>
    </style:style>
    <style:style style:name="P39" style:family="paragraph" style:parent-style-name="Standard">
      <style:paragraph-properties fo:margin-top="0cm" fo:margin-bottom="0.3cm" loext:contextual-spacing="false" fo:line-height="115%"/>
      <style:text-properties officeooo:paragraph-rsid="0003ea43"/>
    </style:style>
    <style:style style:name="P4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style-complex="italic" style:font-weight-complex="bold"/>
    </style:style>
    <style:style style:name="P41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2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8b833" officeooo:paragraph-rsid="0048b833"/>
    </style:style>
    <style:style style:name="P43" style:family="paragraph" style:parent-style-name="Standard">
      <style:paragraph-properties fo:margin-top="0cm" fo:margin-bottom="0.3cm" loext:contextual-spacing="false" fo:line-height="115%" fo:text-align="center" style:justify-single-word="false"/>
      <style:text-properties style:font-name="Liberation Sans" officeooo:rsid="0048b833" officeooo:paragraph-rsid="0048b833"/>
    </style:style>
    <style:style style:name="P44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" officeooo:rsid="004b30fe" officeooo:paragraph-rsid="004b30fe"/>
    </style:style>
    <style:style style:name="P45" style:family="paragraph" style:parent-style-name="Standard">
      <style:paragraph-properties fo:margin-top="0cm" fo:margin-bottom="0.3cm" loext:contextual-spacing="false" fo:line-height="115%" fo:text-align="justify" style:justify-single-word="false" fo:break-before="page"/>
      <style:text-properties style:font-name="Liberation Sans" fo:font-size="16pt" fo:font-weight="bold" officeooo:paragraph-rsid="00086397" style:font-size-asian="16pt" style:font-weight-asian="bold" style:font-size-complex="16pt" style:font-weight-complex="bold"/>
    </style:style>
    <style:style style:name="P46" style:family="paragraph" style:parent-style-name="Standard">
      <style:paragraph-properties fo:margin-top="0cm" fo:margin-bottom="0.349cm" loext:contextual-spacing="false" fo:line-height="115%" fo:text-align="justify" style:justify-single-word="false"/>
    </style:style>
    <style:style style:name="P47" style:family="paragraph" style:parent-style-name="Standard">
      <style:paragraph-properties fo:margin-top="0cm" fo:margin-bottom="0.349cm" loext:contextual-spacing="false" fo:line-height="115%" fo:text-align="justify" style:justify-single-word="false"/>
      <style:text-properties officeooo:paragraph-rsid="003ec35b"/>
    </style:style>
    <style:style style:name="P48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style:font-name-complex="Arial1"/>
    </style:style>
    <style:style style:name="P49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Arial" fo:font-weight="bold" style:font-weight-asian="bold" style:font-name-complex="Arial1"/>
    </style:style>
    <style:style style:name="P50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Arial" fo:font-weight="bold" style:font-weight-asian="bold" style:font-name-complex="Arial1"/>
    </style:style>
    <style:style style:name="P51" style:family="paragraph" style:parent-style-name="Standard">
      <style:paragraph-properties fo:line-height="115%" fo:break-before="page"/>
    </style:style>
    <style:style style:name="P52" style:family="paragraph" style:parent-style-name="Standard">
      <style:paragraph-properties fo:line-height="115%" fo:break-before="page"/>
      <style:text-properties style:font-name="Liberation Sans" fo:font-weight="bold" style:font-weight-asian="bold" style:font-weight-complex="bold"/>
    </style:style>
    <style:style style:name="P53" style:family="paragraph" style:parent-style-name="Standard">
      <style:paragraph-properties fo:line-height="115%" fo:text-align="start" style:justify-single-word="false" fo:break-before="page"/>
      <style:text-properties style:font-name="Liberation Sans" fo:font-weight="bold" officeooo:paragraph-rsid="004c5a6a" style:font-weight-asian="bold" style:font-weight-complex="bold"/>
    </style:style>
    <style:style style:name="P54" style:family="paragraph" style:parent-style-name="Text_20_body_20__28_user_29_">
      <style:paragraph-properties fo:line-height="115%" fo:break-before="page"/>
      <style:text-properties style:font-name="Liberation Sans" fo:font-size="16pt" fo:font-weight="bold" style:font-size-asian="16pt" style:font-weight-asian="bold" style:font-size-complex="16pt" style:font-weight-complex="bold"/>
    </style:style>
    <style:style style:name="P55" style:family="paragraph" style:parent-style-name="Standard">
      <style:paragraph-properties fo:margin-top="0cm" fo:margin-bottom="0.182cm" loext:contextual-spacing="false" fo:line-height="115%"/>
      <style:text-properties officeooo:paragraph-rsid="00242ff3"/>
    </style:style>
    <style:style style:name="P56" style:family="paragraph" style:parent-style-name="Standard">
      <style:paragraph-properties fo:margin-top="0cm" fo:margin-bottom="0.182cm" loext:contextual-spacing="false" fo:line-height="115%"/>
      <style:text-properties style:font-name="Liberation Sans" fo:font-weight="bold" officeooo:paragraph-rsid="00242ff3" style:font-weight-asian="bold" style:font-weight-complex="bold"/>
    </style:style>
    <style:style style:name="P57" style:family="paragraph" style:parent-style-name="Text_20_body_20__28_user_29_">
      <style:paragraph-properties fo:line-height="115%"/>
    </style:style>
    <style:style style:name="P58" style:family="paragraph" style:parent-style-name="Text_20_body_20__28_user_29_">
      <style:paragraph-properties fo:line-height="115%"/>
      <style:text-properties officeooo:paragraph-rsid="002b078e"/>
    </style:style>
    <style:style style:name="P59" style:family="paragraph" style:parent-style-name="Text_20_body_20__28_user_29_">
      <style:paragraph-properties fo:line-height="115%"/>
      <style:text-properties officeooo:paragraph-rsid="0044030e"/>
    </style:style>
    <style:style style:name="P60" style:family="paragraph" style:parent-style-name="Standard" style:master-page-name="First_20_Page">
      <style:paragraph-properties fo:line-height="115%" fo:text-align="center" style:justify-single-word="false" style:page-number="auto"/>
      <style:text-properties style:font-name="Liberation Sans" fo:font-size="14pt" style:font-size-asian="14pt" style:font-size-complex="14pt"/>
    </style:style>
    <style:style style:name="P61" style:family="paragraph" style:parent-style-name="Standard" style:list-style-name="WWNum1">
      <style:paragraph-properties fo:line-height="115%"/>
      <style:text-properties style:font-name="Liberation Sans"/>
    </style:style>
    <style:style style:name="P62" style:family="paragraph" style:parent-style-name="Standard" style:list-style-name="WWNum1">
      <style:paragraph-properties fo:line-height="115%"/>
      <style:text-properties officeooo:rsid="0003ea43" officeooo:paragraph-rsid="0003ea43"/>
    </style:style>
    <style:style style:name="P63" style:family="paragraph" style:parent-style-name="Standard">
      <style:paragraph-properties fo:margin-top="0cm" fo:margin-bottom="0.25cm" loext:contextual-spacing="false" fo:line-height="115%" fo:text-align="justify" style:justify-single-word="false" fo:break-before="page"/>
      <style:text-properties style:font-name="Liberation Sans1" fo:font-weight="bold" officeooo:rsid="007389d3" officeooo:paragraph-rsid="007389d3" style:font-weight-asian="bold" style:font-name-complex="Arial1" style:font-weight-complex="bold"/>
    </style:style>
    <style:style style:name="P64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1" fo:font-weight="bold" officeooo:rsid="007389d3" officeooo:paragraph-rsid="007389d3" style:font-weight-asian="bold" style:font-name-complex="Arial1" style:font-weight-complex="bold"/>
    </style:style>
    <style:style style:name="P65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bold" officeooo:rsid="00749466" officeooo:paragraph-rsid="007389d3" style:font-size-asian="10.5pt" style:font-weight-asian="bold" style:font-name-complex="Arial1" style:font-size-complex="12pt" style:font-weight-complex="bold"/>
    </style:style>
    <style:style style:name="P66" style:family="paragraph" style:parent-style-name="Standard">
      <style:paragraph-properties fo:margin-top="0cm" fo:margin-bottom="0.25cm" loext:contextual-spacing="false" fo:line-height="115%" fo:text-align="justify" style:justify-single-word="false"/>
      <style:text-properties style:font-name="Liberation Sans" fo:font-size="12pt" fo:font-weight="bold" officeooo:rsid="007a3c92" officeooo:paragraph-rsid="007a3c92" style:font-size-asian="10.5pt" style:font-weight-asian="bold" style:font-name-complex="Arial1" style:font-size-complex="12pt" style:font-weight-complex="bold"/>
    </style:style>
    <style:style style:name="P67" style:family="paragraph" style:parent-style-name="Standard">
      <style:paragraph-properties fo:margin-top="0cm" fo:margin-bottom="0.3cm" loext:contextual-spacing="false" fo:line-height="115%"/>
      <style:text-properties style:font-name="Liberation Sans" fo:font-size="12pt" fo:font-weight="bold" officeooo:rsid="00749466" officeooo:paragraph-rsid="00749466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2pt" fo:font-weight="bold" officeooo:rsid="00749466" officeooo:paragraph-rsid="00765ab4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2pt" fo:font-weight="bold" officeooo:rsid="007bcb65" officeooo:paragraph-rsid="007bcb65" style:font-size-asian="10.5pt" style:font-weight-asian="bold" style:font-name-complex="Arial1" style:font-size-complex="12pt" style:font-weight-complex="bold"/>
    </style:style>
    <style:style style:name="P70" style:family="paragraph" style:parent-style-name="Standard">
      <style:paragraph-properties fo:margin-top="0cm" fo:margin-bottom="0.3cm" loext:contextual-spacing="false" fo:line-height="115%" fo:text-align="justify" style:justify-single-word="false"/>
      <style:text-properties style:font-name="Liberation Sans" fo:font-size="12pt" fo:font-weight="normal" officeooo:rsid="007bcb65" officeooo:paragraph-rsid="007f2937" style:font-size-asian="10.5pt" style:font-weight-asian="normal" style:font-name-complex="Arial1" style:font-size-complex="12pt" style:font-weight-complex="normal"/>
    </style:style>
    <style:style style:name="P71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Liberation Sans1" fo:font-size="12pt" fo:font-weight="bold" officeooo:rsid="0079249e" officeooo:paragraph-rsid="0079249e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margin-top="0cm" fo:margin-bottom="0.3cm" loext:contextual-spacing="false" fo:line-height="115%" fo:text-align="start" style:justify-single-word="false"/>
      <style:text-properties style:font-name="Courier New" fo:font-size="12pt" fo:font-style="normal" fo:font-weight="normal" officeooo:rsid="00749466" officeooo:paragraph-rsid="00749466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4pt" style:font-size-asian="14pt" style:font-size-complex="14pt"/>
    </style:style>
    <style:style style:name="T3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" fo:font-style="italic" style:font-style-asian="italic" style:font-style-complex="italic"/>
    </style:style>
    <style:style style:name="T5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font-name="Liberation Sans" fo:font-weight="bold" style:font-weight-asian="bold" style:font-weight-complex="bold"/>
    </style:style>
    <style:style style:name="T7" style:family="text">
      <style:text-properties style:font-name="Liberation Sans" style:font-style-complex="italic"/>
    </style:style>
    <style:style style:name="T8" style:family="text">
      <style:text-properties style:font-name="Liberation Sans" fo:language="en" fo:country="US"/>
    </style:style>
    <style:style style:name="T9" style:family="text">
      <style:text-properties style:font-name="Liberation Sans" fo:language="en" fo:country="US" fo:font-weight="bold" style:font-weight-asian="bold" style:font-weight-complex="bold"/>
    </style:style>
    <style:style style:name="T10" style:family="text">
      <style:text-properties style:font-name="Liberation Sans" fo:language="en" fo:country="US" style:font-weight-complex="bold"/>
    </style:style>
    <style:style style:name="T11" style:family="text">
      <style:text-properties style:font-name="Liberation Sans" fo:language="en" fo:country="US" officeooo:rsid="002d654b" style:font-weight-complex="bold"/>
    </style:style>
    <style:style style:name="T12" style:family="text">
      <style:text-properties style:font-name="Liberation Sans" fo:language="en" fo:country="US" officeooo:rsid="002a527d"/>
    </style:style>
    <style:style style:name="T13" style:family="text">
      <style:text-properties style:font-name="Liberation Sans" fo:language="en" fo:country="US" officeooo:rsid="002b078e"/>
    </style:style>
    <style:style style:name="T14" style:family="text">
      <style:text-properties style:font-name="Liberation Sans" fo:language="en" fo:country="US" officeooo:rsid="002b0d76"/>
    </style:style>
    <style:style style:name="T15" style:family="text">
      <style:text-properties style:font-name="Liberation Sans" fo:language="en" fo:country="US" officeooo:rsid="002d654b"/>
    </style:style>
    <style:style style:name="T16" style:family="text">
      <style:text-properties style:font-name="Liberation Sans" fo:language="en" fo:country="US" officeooo:rsid="00372986"/>
    </style:style>
    <style:style style:name="T17" style:family="text">
      <style:text-properties style:font-name="Liberation Sans" fo:language="en" fo:country="US" officeooo:rsid="0041a741"/>
    </style:style>
    <style:style style:name="T18" style:family="text">
      <style:text-properties style:font-name="Liberation Sans" fo:language="en" fo:country="US" officeooo:rsid="0044030e"/>
    </style:style>
    <style:style style:name="T19" style:family="text">
      <style:text-properties style:font-name="Liberation Sans" officeooo:rsid="0004d903"/>
    </style:style>
    <style:style style:name="T20" style:family="text">
      <style:text-properties style:font-name="Liberation Sans" officeooo:rsid="0006fe0a"/>
    </style:style>
    <style:style style:name="T21" style:family="text">
      <style:text-properties style:font-name="Liberation Sans" fo:font-size="12pt" officeooo:rsid="0006fe0a" style:font-size-asian="12pt" style:font-size-complex="12pt"/>
    </style:style>
    <style:style style:name="T22" style:family="text">
      <style:text-properties style:font-name="Liberation Sans" officeooo:rsid="0020c489"/>
    </style:style>
    <style:style style:name="T23" style:family="text">
      <style:text-properties style:font-name="Liberation Sans" officeooo:rsid="003052f6"/>
    </style:style>
    <style:style style:name="T24" style:family="text">
      <style:text-properties style:font-name="Liberation Sans" officeooo:rsid="003ace8c"/>
    </style:style>
    <style:style style:name="T25" style:family="text">
      <style:text-properties style:font-name="Liberation Sans" officeooo:rsid="0050a3d0"/>
    </style:style>
    <style:style style:name="T26" style:family="text">
      <style:text-properties style:font-name="Liberation Sans" officeooo:rsid="0051b5c9"/>
    </style:style>
    <style:style style:name="T27" style:family="text">
      <style:text-properties style:font-name="Liberation Sans" fo:font-weight="normal" style:font-weight-asian="normal" style:font-weight-complex="normal"/>
    </style:style>
    <style:style style:name="T28" style:family="text">
      <style:text-properties style:font-name="Liberation Sans" fo:font-weight="normal" officeooo:rsid="0058a53a" style:font-weight-asian="normal" style:font-weight-complex="normal"/>
    </style:style>
    <style:style style:name="T29" style:family="text">
      <style:text-properties style:font-name="Liberation Sans" fo:font-weight="normal" officeooo:rsid="0058a6b9" style:font-weight-asian="normal" style:font-weight-complex="normal"/>
    </style:style>
    <style:style style:name="T30" style:family="text">
      <style:text-properties style:font-name="Liberation Sans" fo:font-weight="normal" officeooo:rsid="00591b1a" style:font-weight-asian="normal" style:font-weight-complex="normal"/>
    </style:style>
    <style:style style:name="T31" style:family="text">
      <style:text-properties style:font-name="Liberation Sans" fo:font-weight="normal" officeooo:rsid="005a4c73" style:font-weight-asian="normal" style:font-weight-complex="normal"/>
    </style:style>
    <style:style style:name="T32" style:family="text">
      <style:text-properties style:font-name="Liberation Sans" fo:font-weight="normal" officeooo:rsid="005e118e" style:font-weight-asian="normal" style:font-weight-complex="normal"/>
    </style:style>
    <style:style style:name="T33" style:family="text">
      <style:text-properties style:font-name="Liberation Sans" fo:font-weight="normal" officeooo:rsid="00604396" style:font-weight-asian="normal" style:font-weight-complex="normal"/>
    </style:style>
    <style:style style:name="T34" style:family="text">
      <style:text-properties style:font-name="Liberation Sans" fo:font-weight="normal" officeooo:rsid="006265a9" style:font-weight-asian="normal" style:font-weight-complex="normal"/>
    </style:style>
    <style:style style:name="T35" style:family="text">
      <style:text-properties style:font-name="Liberation Sans" fo:font-weight="normal" officeooo:rsid="00653d9c" style:font-weight-asian="normal" style:font-weight-complex="normal"/>
    </style:style>
    <style:style style:name="T36" style:family="text">
      <style:text-properties style:font-name="Liberation Sans" fo:font-weight="normal" officeooo:rsid="00667f26" style:font-weight-asian="normal" style:font-weight-complex="normal"/>
    </style:style>
    <style:style style:name="T37" style:family="text">
      <style:text-properties style:font-name="Liberation Sans" fo:font-weight="normal" officeooo:rsid="0068f03c" style:font-weight-asian="normal" style:font-weight-complex="normal"/>
    </style:style>
    <style:style style:name="T38" style:family="text">
      <style:text-properties style:font-name="Liberation Sans" officeooo:rsid="00604396"/>
    </style:style>
    <style:style style:name="T39" style:family="text">
      <style:text-properties style:font-name="Liberation Sans" officeooo:rsid="00653d9c"/>
    </style:style>
    <style:style style:name="T40" style:family="text">
      <style:text-properties style:font-name="Liberation Sans" officeooo:rsid="0068f03c"/>
    </style:style>
    <style:style style:name="T41" style:family="text">
      <style:text-properties style:font-name="Liberation Sans" officeooo:rsid="006bfd70"/>
    </style:style>
    <style:style style:name="T42" style:family="text">
      <style:text-properties style:font-name="Liberation Sans" officeooo:rsid="006df57f"/>
    </style:style>
    <style:style style:name="T43" style:family="text">
      <style:text-properties style:font-name="Liberation Sans" officeooo:rsid="006ee05c"/>
    </style:style>
    <style:style style:name="T44" style:family="text">
      <style:text-properties style:font-name="Liberation Sans" officeooo:rsid="006fe911"/>
    </style:style>
    <style:style style:name="T45" style:family="text">
      <style:text-properties style:text-position="super 58%" style:font-name="Liberation Sans" fo:font-size="14pt" style:font-size-asian="14pt" style:font-size-complex="14pt"/>
    </style:style>
    <style:style style:name="T46" style:family="text">
      <style:text-properties style:font-name="Courier 10 Pitch" fo:font-style="normal" style:font-style-asian="normal" style:font-style-complex="normal"/>
    </style:style>
    <style:style style:name="T47" style:family="text">
      <style:text-properties style:font-name="Courier 10 Pitch" fo:font-style="normal" officeooo:rsid="0003ea43" style:font-style-asian="normal" style:font-style-complex="normal"/>
    </style:style>
    <style:style style:name="T48" style:family="text">
      <style:text-properties fo:font-size="12pt" fo:font-weight="normal" officeooo:rsid="00481964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48b833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4af3d4" style:font-size-asian="12pt" style:font-weight-asian="normal" style:font-size-complex="12pt" style:font-weight-complex="normal"/>
    </style:style>
    <style:style style:name="T51" style:family="text">
      <style:text-properties officeooo:rsid="00449dd7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4617bd" style:font-weight-asian="normal" style:font-weight-complex="normal"/>
    </style:style>
    <style:style style:name="T54" style:family="text">
      <style:text-properties fo:font-weight="normal" officeooo:rsid="00481964" style:font-weight-asian="normal" style:font-weight-complex="normal"/>
    </style:style>
    <style:style style:name="T55" style:family="text">
      <style:text-properties fo:font-weight="normal" officeooo:rsid="004ea5c8" style:font-weight-asian="normal" style:font-weight-complex="normal"/>
    </style:style>
    <style:style style:name="T56" style:family="text">
      <style:text-properties fo:font-weight="normal" officeooo:rsid="0069c828" style:font-weight-asian="normal" style:font-weight-complex="normal"/>
    </style:style>
    <style:style style:name="T57" style:family="text">
      <style:text-properties fo:font-weight="normal" officeooo:rsid="0075ebbd" style:font-weight-asian="normal" style:font-weight-complex="normal"/>
    </style:style>
    <style:style style:name="T58" style:family="text">
      <style:text-properties fo:font-weight="normal" officeooo:rsid="007a3c92" style:font-weight-asian="normal" style:font-weight-complex="normal"/>
    </style:style>
    <style:style style:name="T59" style:family="text">
      <style:text-properties officeooo:rsid="004b30fe"/>
    </style:style>
    <style:style style:name="T60" style:family="text">
      <style:text-properties officeooo:rsid="004e393c"/>
    </style:style>
    <style:style style:name="T61" style:family="text">
      <style:text-properties fo:font-size="14pt" fo:font-weight="bold" style:font-size-asian="14pt" style:font-weight-asian="bold" style:font-size-complex="14pt" style:font-weight-complex="bold"/>
    </style:style>
    <style:style style:name="T62" style:family="text">
      <style:text-properties officeooo:rsid="004ea5c8"/>
    </style:style>
    <style:style style:name="T63" style:family="text">
      <style:text-properties officeooo:rsid="004f5080"/>
    </style:style>
    <style:style style:name="T64" style:family="text">
      <style:text-properties officeooo:rsid="00528069"/>
    </style:style>
    <style:style style:name="T65" style:family="text">
      <style:text-properties officeooo:rsid="0058a53a"/>
    </style:style>
    <style:style style:name="T66" style:family="text">
      <style:text-properties officeooo:rsid="0069c828"/>
    </style:style>
    <style:style style:name="T67" style:family="text">
      <style:text-properties officeooo:rsid="0079679a"/>
    </style:style>
    <style:style style:name="T68" style:family="text">
      <style:text-properties officeooo:rsid="007a3c92"/>
    </style:style>
    <style:style style:name="T6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officeooo:rsid="007a8add" style:font-style-asian="normal" style:font-style-complex="normal"/>
    </style:style>
    <style:style style:name="T72" style:family="text">
      <style:text-properties fo:font-style="normal" officeooo:rsid="007d3e3a" style:font-style-asian="normal" style:font-style-complex="normal"/>
    </style:style>
    <style:style style:name="T73" style:family="text">
      <style:text-properties fo:font-style="normal" officeooo:rsid="007f2937" style:font-style-asian="normal" style:font-style-complex="normal"/>
    </style:style>
    <style:style style:name="T74" style:family="text">
      <style:text-properties fo:font-style="normal" officeooo:rsid="0080f9c9" style:font-style-asian="normal" style:font-style-complex="normal"/>
    </style:style>
    <style:style style:name="T7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07a8add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bold" officeooo:rsid="0080f9c9" style:font-style-asian="normal" style:font-weight-asian="bold" style:font-style-complex="normal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UNIVERSIDADE FEDERAL DE VIÇOSA</text:p>
      <text:p text:style-name="P7">CENTRO DE CIÊNCIAS EXATAS E TECNOLÓGICAS</text:p>
      <text:p text:style-name="P7">DEPARTAMENTO DE INFORMÁTICA</text:p>
      <text:p text:style-name="P3"/>
      <text:p text:style-name="P3"/>
      <text:p text:style-name="P9">PROJETO FINAL DE CURSO</text:p>
      <text:p text:style-name="P3"/>
      <text:p text:style-name="P3"/>
      <text:p text:style-name="P3"/>
      <text:p text:style-name="P12">BIBLIOTECA PARA MATEMÁTICA SIMBÓLICA EM C++</text:p>
      <text:p text:style-name="P3"/>
      <text:p text:style-name="P3"/>
      <text:p text:style-name="P3"/>
      <text:p text:style-name="P10">Arthur Gonçalves do Carmo<text:tab/><text:tab/><text:tab/></text:p>
      <text:p text:style-name="P13">Graduando em Ciência da Computação</text:p>
      <text:p text:style-name="P4"/>
      <text:p text:style-name="P4"/>
      <text:p text:style-name="P4"/>
      <text:p text:style-name="P7">Luiz Carlos de Abreu Albuquerque</text:p>
      <text:p text:style-name="P7">(Orientador)</text:p>
      <text:p text:style-name="P3"/>
      <text:p text:style-name="P3"/>
      <text:p text:style-name="P3"/>
      <text:p text:style-name="P3"/>
      <text:p text:style-name="P3"/>
      <text:p text:style-name="P7">VIÇOSA – MINAS GERAIS</text:p>
      <text:p text:style-name="P7">JUNHO – 2018</text:p>
      <text:p text:style-name="P15"><text:soft-page-break/>RESUMO</text:p>
      <text:p text:style-name="P3"/>
      <text:p text:style-name="P2"/>
      <text:p text:style-name="P8">BIBLIOTECA PARA MATEMÁTICA SIMBÓLICA EM C++</text:p>
      <text:p text:style-name="P8"/>
      <text:p text:style-name="P16"><text:tab/>Luiz Carlos de Abreu Albuquerque (Orientador)</text:p>
      <text:p text:style-name="P16"><text:tab/>Arthur Gonçalves do Carmo (Estudante)</text:p>
      <text:p text:style-name="P3"/>
      <text:p text:style-name="P3"/>
      <text:p text:style-name="P18">RESUMO</text:p>
      <text:p text:style-name="P18"/>
      <text:p text:style-name="P17">Matemática simbólica é a área da computação que se preocupa com representar e manipular equações e expressões matemáticas de forma simbólica, em oposição aos métodos de manipulação por aproximação numérica. O objetivo do projeto é criar uma biblioteca para C++ contendo classes que representam simbolicamente alguns dos principais objetos matemáticos, como números inteiros e racionais, aritmética modular, polinômios e expressões.</text:p>
      <text:p text:style-name="P5"/>
      <text:p text:style-name="P5"/>
      <text:p text:style-name="P18">PALAVRAS-CHAVE</text:p>
      <text:p text:style-name="P2"><text:span text:style-name="T2"><text:tab/></text:span><text:span text:style-name="T1">matemática simbólica; aritmética de precisão múltipla; expressões matemáticas</text:span></text:p>
      <text:p text:style-name="P18">ÁREA DE CONHECIMENTO</text:p>
      <text:p text:style-name="P2"><text:span text:style-name="T6"><text:tab/></text:span><text:span text:style-name="T1">1.03.02.01- 8 - Matemática Simbólica</text:span></text:p>
      <text:p text:style-name="P18">LINHA DE PESQUISA</text:p>
      <text:p text:style-name="P16"><text:tab/>DPI-040 – Algoritmos e Otimização Combinatória</text:p>
      <text:p text:style-name="P2"/>
      <text:p text:style-name="P51"/>
      <text:p text:style-name="P11">1 – Introdução</text:p>
      <text:p text:style-name="P2"/>
      <text:p text:style-name="P24"><text:span text:style-name="T1"><text:tab/>A matemática simbólica é um campo já muito bem estudado na computação. A dificuldade de se criarem métodos mais eficientes do que os já existentes levam a uma relativa ausência de opções para bibliotecas para aritmética de precisão múltipla e representação simbólica. O mesmo não pode ser dito, entretanto, sobre sistemas de manipulação algébrica simbólica, chamados CAS (</text:span><text:span text:style-name="T4">Computer Algebra System</text:span><text:span text:style-name="T1">), que são produtos de software completos para o mesmo fim e possuem grande variedade, muitas vezes diferenciando-se um do outro por trabalharem com campos bem distintos de aplicação da matemática.</text:span></text:p>
      <text:p text:style-name="P29">É fácil notar que a matemática simbólica é mais interessante do ponto de vista teórico do que do prático. Para a maioria das aplicações, as aproximações em ponto flutuante são suficientemente precisas e, quando não são, é mais interessante a aritmética de precisão múltipla do que resultados simbólicos. As aplicações que se beneficiam da matemática simbólica são, em sua maior parte, da área de matemática e de física teórica. Além disso, a matemática simbólica pode ser considerada uma área pertinente aos limites da computação, e também uma forma de analisar a própria abordagem humana em relação à matemática.</text:p>
      <text:p text:style-name="P5"/>
      <text:p text:style-name="P8">1.2 – Objetivos</text:p>
      <text:p text:style-name="P29"><text:tab/>O objetivo geral do trabalho será desenvolver uma biblioteca para matemática simbólica em C++, com classes para representar números inteiros, modulares e racionais, polinômios e expressões matemáticas, derivação e integração simbólicas.</text:p>
      <text:p text:style-name="P28">Os objetivos específicos deste trabalho são:</text:p>
      <text:list xml:id="list2140570546" text:style-name="WWNum1">
        <text:list-item>
          <text:p text:style-name="P61">Estudar técnicas e algoritmos usados em computação simbólica</text:p>
        </text:list-item>
        <text:list-item>
          <text:p text:style-name="P62"><text:span text:style-name="T1">Aprimorar e aplicar</text:span><text:span text:style-name="T19"> </text:span><text:span text:style-name="T1">conhencimentos sobre </text:span><text:span text:style-name="T19">a linguagem </text:span><text:span text:style-name="T1">C++</text:span></text:p>
        </text:list-item>
        <text:list-item>
          <text:p text:style-name="P61">Utilizar padrões de desenvolvimento para software livre</text:p>
        </text:list-item>
      </text:list>
      <text:p text:style-name="P2"/>
      <text:p text:style-name="P2"/>
      <text:p text:style-name="P2"/>
      <text:p text:style-name="P2"/>
      <text:p text:style-name="P2"/>
      <text:p text:style-name="P11"><text:soft-page-break/>2 – Referencial Teórico</text:p>
      <text:p text:style-name="P11"/>
      <text:p text:style-name="P30">2.1 – Números de precisão múltipla</text:p>
      <text:p text:style-name="P24"><text:span text:style-name="T1"><text:tab/>Os computadores modernos representam números inteiros como cadeias de bits, mais comumente 32 ou 64 bits, interpretadas como números inteiros em base 2. Essa abordagem tem a limitação de poder representar, em 64 bits, apenas números entre </text:span><text:span text:style-name="T1"><draw:frame draw:style-name="fr1" draw:name="Object6" text:anchor-type="as-char" svg:y="-0.377cm" svg:width="0.422cm" svg:height="0.467cm" draw:z-index="0"><draw:object xlink:href="./Object 19" xlink:type="simple" xlink:show="embed" xlink:actuate="onLoad"/><draw:image xlink:href="./ObjectReplacements/Object 19" xlink:type="simple" xlink:show="embed" xlink:actuate="onLoad"/></draw:frame></text:span><text:span text:style-name="T20">e</text:span><text:span text:style-name="T20"><draw:frame draw:style-name="fr1" draw:name="Object7" text:anchor-type="as-char" svg:y="-0.437cm" svg:width="0.677cm" svg:height="0.527cm" draw:z-index="2"><draw:object xlink:href="./Object 39" xlink:type="simple" xlink:show="embed" xlink:actuate="onLoad"/><draw:image xlink:href="./ObjectReplacements/Object 39" xlink:type="simple" xlink:show="embed" xlink:actuate="onLoad"/></draw:frame></text:span><text:span text:style-name="T1">(sem usar bit de sinal) ou entre</text:span><text:span text:style-name="T1"><draw:frame draw:style-name="fr1" draw:name="Object8" text:anchor-type="as-char" svg:y="-0.437cm" svg:width="1.004cm" svg:height="0.529cm" draw:z-index="3"><draw:object xlink:href="./Object 40" xlink:type="simple" xlink:show="embed" xlink:actuate="onLoad"/><draw:image xlink:href="./ObjectReplacements/Object 40" xlink:type="simple" xlink:show="embed" xlink:actuate="onLoad"/></draw:frame></text:span><text:span text:style-name="T21">e</text:span><text:span text:style-name="T21"><draw:frame draw:style-name="fr1" draw:name="Object9" text:anchor-type="as-char" svg:y="-0.437cm" svg:width="1.235cm" svg:height="0.527cm" draw:z-index="4"><draw:object xlink:href="./Object 41" xlink:type="simple" xlink:show="embed" xlink:actuate="onLoad"/><draw:image xlink:href="./ObjectReplacements/Object 41" xlink:type="simple" xlink:show="embed" xlink:actuate="onLoad"/></draw:frame></text:span><text:span text:style-name="T1">(com bit de sinal). A ideia da aritmética de precisão múltipla é representar números inteiros cujo tamanho será limitado apenas pela memória disponível no computador [1, 2, 3, 4, 5].</text:span></text:p>
      <text:p text:style-name="P24"><text:span text:style-name="T1">Uma excelente alternativa para trabalhar com números de precisão múltipla é a </text:span><text:span text:style-name="T4">GNU Multiple-Precision Library – GMP</text:span><text:span text:style-name="T1">, uma biblioteca escrita na linguagem C, altamente otimizada e que trabalha com números inteiros, racionais e ponto flutuante de precisão arbitrária.</text:span></text:p>
      <text:p text:style-name="P29">É pertinente ao escopo do trabalho a criação de classes para representar números inteiros e racionais de precisão múltipla.</text:p>
      <text:p text:style-name="P5"/>
      <text:p text:style-name="P8">2.2 – Expressões algébricas</text:p>
      <text:p text:style-name="P20">2.2.1 – Monômios <text:span text:style-name="T62">com coeficientes racionais</text:span></text:p>
      <text:p text:style-name="P20"><text:tab/><text:span text:style-name="T52">Monômios são expressões algébricas que consistem apenas da multiplicação entre constantes e variáveis (chamadas literais). Um monômio possui a forma </text:span><text:span text:style-name="T56">[4]</text:span><text:span text:style-name="T52">:</text:span></text:p>
      <text:p text:style-name="P23"><draw:frame draw:style-name="fr1" draw:name="Objeto1" text:anchor-type="as-char" svg:y="-0.566cm" svg:width="1.727cm" svg:height="0.988cm" draw:z-index="5"><draw:object xlink:href="./Object 13" xlink:type="simple" xlink:show="embed" xlink:actuate="onLoad"/><draw:image xlink:href="./ObjectReplacements/Object 13" xlink:type="simple" xlink:show="embed" xlink:actuate="onLoad"/></draw:frame></text:p>
      <text:p text:style-name="P21"><text:span text:style-name="T52">Onde</text:span><text:span text:style-name="T52"><draw:frame draw:style-name="fr1" draw:name="Objeto2" text:anchor-type="as-char" svg:y="-0.377cm" svg:width="0.413cm" svg:height="0.469cm" draw:z-index="6"><draw:object xlink:href="./Object 14" xlink:type="simple" xlink:show="embed" xlink:actuate="onLoad"/><draw:image xlink:href="./ObjectReplacements/Object 14" xlink:type="simple" xlink:show="embed" xlink:actuate="onLoad"/></draw:frame></text:span><text:span text:style-name="T52">é um número r</text:span><text:span text:style-name="T55">acional</text:span><text:span text:style-name="T53">, </text:span><text:span text:style-name="T53"><draw:frame draw:style-name="fr1" draw:name="Objeto3" text:anchor-type="as-char" svg:y="-0.377cm" svg:width="0.508cm" svg:height="0.531cm" draw:z-index="7"><draw:object xlink:href="./Object 15" xlink:type="simple" xlink:show="embed" xlink:actuate="onLoad"/><draw:image xlink:href="./ObjectReplacements/Object 15" xlink:type="simple" xlink:show="embed" xlink:actuate="onLoad"/></draw:frame></text:span><text:span text:style-name="T53">é uma variável única no monômio e</text:span><text:span text:style-name="T53"><draw:frame draw:style-name="fr1" draw:name="Objeto4" text:anchor-type="as-char" svg:y="-0.377cm" svg:width="0.499cm" svg:height="0.531cm" draw:z-index="8"><draw:object xlink:href="./Object 16" xlink:type="simple" xlink:show="embed" xlink:actuate="onLoad"/><draw:image xlink:href="./ObjectReplacements/Object 16" xlink:type="simple" xlink:show="embed" xlink:actuate="onLoad"/></draw:frame></text:span><text:span text:style-name="T53">é o expoente ou grau da variável</text:span><text:span text:style-name="T53"><draw:frame draw:style-name="fr1" draw:name="Objeto5" text:anchor-type="as-char" svg:y="-0.377cm" svg:width="0.508cm" svg:height="0.531cm" draw:z-index="9"><draw:object xlink:href="./Object 17" xlink:type="simple" xlink:show="embed" xlink:actuate="onLoad"/><draw:image xlink:href="./ObjectReplacements/Object 17" xlink:type="simple" xlink:show="embed" xlink:actuate="onLoad"/></draw:frame></text:span><text:span text:style-name="T53">. </text:span><text:span text:style-name="T54">O produtório </text:span><text:span text:style-name="T54"><draw:frame draw:style-name="fr1" draw:name="Objeto10" text:anchor-type="as-char" svg:y="-0.566cm" svg:width="1.238cm" svg:height="0.988cm" draw:z-index="15"><draw:object xlink:href="./Object 23" xlink:type="simple" xlink:show="embed" xlink:actuate="onLoad"/><draw:image xlink:href="./ObjectReplacements/Object 23" xlink:type="simple" xlink:show="embed" xlink:actuate="onLoad"/></draw:frame></text:span><text:span text:style-name="T54">é chamado a parte literal do monômio.</text:span></text:p>
      <text:p text:style-name="P22"><text:span text:style-name="T52">Um monômio</text:span><text:span text:style-name="T52"><draw:frame draw:style-name="fr1" draw:name="Objeto6" text:anchor-type="as-char" svg:y="-0.377cm" svg:width="0.746cm" svg:height="0.531cm" draw:z-index="16"><draw:object xlink:href="./Object 18" xlink:type="simple" xlink:show="embed" xlink:actuate="onLoad"/><draw:image xlink:href="./ObjectReplacements/Object 18" xlink:type="simple" xlink:show="embed" xlink:actuate="onLoad"/></draw:frame></text:span><text:span text:style-name="T52">é semelhante a um monômio</text:span><text:span text:style-name="T52"><draw:frame draw:style-name="fr1" draw:name="Objeto7" text:anchor-type="as-char" svg:y="-0.377cm" svg:width="0.746cm" svg:height="0.531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52">se</text:span><text:span text:style-name="T52"><draw:frame draw:style-name="fr1" draw:name="Objeto8" text:anchor-type="as-char" svg:y="-0.377cm" svg:width="0.746cm" svg:height="0.531cm" draw:z-index="18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54">e</text:span><text:span text:style-name="T52"><draw:frame draw:style-name="fr1" draw:name="Objeto9" text:anchor-type="as-char" svg:y="-0.377cm" svg:width="0.746cm" svg:height="0.531cm" draw:z-index="19"><draw:object xlink:href="./Object 22" xlink:type="simple" xlink:show="embed" xlink:actuate="onLoad"/><draw:image xlink:href="./ObjectReplacements/Object 22" xlink:type="simple" xlink:show="embed" xlink:actuate="onLoad"/><svg:desc>fórmula</svg:desc></draw:frame></text:span><text:span text:style-name="T54">possuem a mesma parte literal. Nesse caso, a soma entre</text:span><text:span text:style-name="T52"><draw:frame draw:style-name="fr1" draw:name="Objeto11" text:anchor-type="as-char" svg:y="-0.377cm" svg:width="0.746cm" svg:height="0.531cm" draw:z-index="20"><draw:object xlink:href="./Object 24" xlink:type="simple" xlink:show="embed" xlink:actuate="onLoad"/><draw:image xlink:href="./ObjectReplacements/Object 24" xlink:type="simple" xlink:show="embed" xlink:actuate="onLoad"/><svg:desc>fórmula</svg:desc></draw:frame></text:span><text:span text:style-name="T54">e</text:span><text:span text:style-name="T52"><draw:frame draw:style-name="fr1" draw:name="Objeto12" text:anchor-type="as-char" svg:y="-0.377cm" svg:width="0.746cm" svg:height="0.531cm" draw:z-index="21"><draw:object xlink:href="./Object 25" xlink:type="simple" xlink:show="embed" xlink:actuate="onLoad"/><draw:image xlink:href="./ObjectReplacements/Object 25" xlink:type="simple" xlink:show="embed" xlink:actuate="onLoad"/><svg:desc>fórmula</svg:desc></draw:frame></text:span><text:span text:style-name="T52">é </text:span><text:span text:style-name="T54">também um monômio.</text:span></text:p>
      <text:p text:style-name="P19"><text:span text:style-name="T48">O </text:span><text:span text:style-name="T49">grau de um monômio é </text:span><text:span text:style-name="T50">o valor da</text:span><text:span text:style-name="T49"> soma dos expoentes</text:span><text:span text:style-name="T49"><draw:frame draw:style-name="fr1" draw:name="Objeto14" text:anchor-type="as-char" svg:y="-0.377cm" svg:width="0.499cm" svg:height="0.531cm" draw:z-index="22"><draw:object xlink:href="./Object 27" xlink:type="simple" xlink:show="embed" xlink:actuate="onLoad"/><draw:image xlink:href="./ObjectReplacements/Object 27" xlink:type="simple" xlink:show="embed" xlink:actuate="onLoad"/></draw:frame></text:span><text:span text:style-name="T49">de sua parte literal.</text:span></text:p>
      <text:p text:style-name="P53">2.2.<text:span text:style-name="T51">2</text:span> – Polinômios <text:span text:style-name="T63">com coeficientes racionais</text:span></text:p>
      <text:p text:style-name="P24"><text:span text:style-name="T6"><text:tab/></text:span><text:span text:style-name="T1">Polinômios são expressões que consistem em variáveis e coeficientes, envolvendo apenas as operações de adição, subtração, multiplicação e expoentes inteiros não negativos. Um polinômio de grau </text:span><text:span text:style-name="T4">N</text:span><text:span text:style-name="T1"> pode ser representado da forma:</text:span></text:p>
      <text:p text:style-name="P25"><draw:frame draw:style-name="fr1" draw:name="Object16" text:anchor-type="as-char" svg:y="-0.713cm" svg:width="1.42cm" svg:height="1.139cm" draw:z-index="23"><draw:object xlink:href="./Object 42" xlink:type="simple" xlink:show="embed" xlink:actuate="onLoad"/><draw:image xlink:href="./ObjectReplacements/Object 42" xlink:type="simple" xlink:show="embed" xlink:actuate="onLoad"/></draw:frame></text:p>
      <text:p text:style-name="P37"><text:span text:style-name="T1">Onde cada coeficiente</text:span><text:span text:style-name="T1"><draw:frame draw:style-name="fr1" draw:name="Object17" text:anchor-type="as-char" svg:y="-0.377cm" svg:width="0.503cm" svg:height="0.531cm" draw:z-index="24"><draw:object xlink:href="./Object 43" xlink:type="simple" xlink:show="embed" xlink:actuate="onLoad"/><draw:image xlink:href="./ObjectReplacements/Object 43" xlink:type="simple" xlink:show="embed" xlink:actuate="onLoad"/></draw:frame></text:span><text:span text:style-name="T1">é um número r</text:span><text:span text:style-name="T25">acional</text:span><text:span text:style-name="T23">. É</text:span><text:span text:style-name="T1"> interessante que, para fins de representação, podemos considerar que</text:span><text:span text:style-name="T1"><draw:frame draw:style-name="fr1" draw:name="Object18" text:anchor-type="as-char" svg:y="-0.377cm" svg:width="0.503cm" svg:height="0.533cm" draw:z-index="25"><draw:object xlink:href="./Object 44" xlink:type="simple" xlink:show="embed" xlink:actuate="onLoad"/><draw:image xlink:href="./ObjectReplacements/Object 44" xlink:type="simple" xlink:show="embed" xlink:actuate="onLoad"/></draw:frame></text:span><text:span text:style-name="T1">possa também se</text:span><text:span text:style-name="T26">r</text:span><text:span text:style-name="T1"> um polinômio, o que nos leva a uma representação recursiva de polinômios [2, 3] com mais de uma variável:</text:span></text:p>
      <text:p text:style-name="P38"><text:span text:style-name="T1"><draw:frame draw:style-name="fr1" draw:name="Object19" text:anchor-type="as-char" svg:y="-0.713cm" svg:width="4.025cm" svg:height="1.139cm" draw:z-index="26"><draw:object xlink:href="./Object 46" xlink:type="simple" xlink:show="embed" xlink:actuate="onLoad"/><draw:image xlink:href="./ObjectReplacements/Object 46" xlink:type="simple" xlink:show="embed" xlink:actuate="onLoad"/></draw:frame></text:span><text:span text:style-name="T1">onde</text:span><text:span text:style-name="T1"><draw:frame draw:style-name="fr1" draw:name="Object20" text:anchor-type="as-char" svg:y="-0.713cm" svg:width="2.2cm" svg:height="1.139cm" draw:z-index="27"><draw:object xlink:href="./Object 47" xlink:type="simple" xlink:show="embed" xlink:actuate="onLoad"/><draw:image xlink:href="./ObjectReplacements/Object 47" xlink:type="simple" xlink:show="embed" xlink:actuate="onLoad"/></draw:frame></text:span></text:p>
      <text:p text:style-name="P42">Outra forma de representar um <text:span text:style-name="T60">polin</text:span>ômio é como um<text:span text:style-name="T59">a</text:span> soma de monômios <text:span text:style-name="T66">[4]</text:span>:</text:p>
      <text:p text:style-name="P43"><draw:frame draw:style-name="fr1" draw:name="Objeto13" text:anchor-type="as-char" svg:y="-0.561cm" svg:width="1.261cm" svg:height="0.988cm" draw:z-index="28"><draw:object xlink:href="./Object 26" xlink:type="simple" xlink:show="embed" xlink:actuate="onLoad"/><draw:image xlink:href="./ObjectReplacements/Object 26" xlink:type="simple" xlink:show="embed" xlink:actuate="onLoad"/></draw:frame></text:p>
      <text:p text:style-name="P44">Nesse caso, o grau do polinômio é grau do monômio<draw:frame draw:style-name="fr1" draw:name="Objeto15" text:anchor-type="as-char" svg:y="-0.377cm" svg:width="0.695cm" svg:height="0.531cm" draw:z-index="29"><draw:object xlink:href="./Object 28" xlink:type="simple" xlink:show="embed" xlink:actuate="onLoad"/><draw:image xlink:href="./ObjectReplacements/Object 28" xlink:type="simple" xlink:show="embed" xlink:actuate="onLoad"/></draw:frame>de maior grau. <text:span text:style-name="T64">Essa representação já generaliza polinômios com mais de uma variável.</text:span></text:p>
      <text:p text:style-name="P67"/>
      <text:p text:style-name="P67">2.2.3 – Expressões aritméticas</text:p>
      <text:p text:style-name="P68"><text:span text:style-name="T52"><text:tab/>Uma expressão pode ser representada </text:span><text:span text:style-name="T57">por</text:span><text:span text:style-name="T52"> uma gramática livre de contexto (CFG) <text:s/>com as seguintes regras [5]:</text:span></text:p>
      <text:p text:style-name="P72">expressão <text:s text:c="2"/>→ termo [+ termo] [- termo]</text:p>
      <text:p text:style-name="P72">termo <text:s text:c="6"/>→ fator [* fator] [/ fator]</text:p>
      <text:p text:style-name="P72">fator <text:s text:c="6"/>→ polinômio, função ou expressão</text:p>
      <text:p text:style-name="P71"><text:span text:style-name="T52">Dessa</text:span></text:p>
      <text:p text:style-name="P39"><text:span text:style-name="T3">2.3 – </text:span><text:span text:style-name="Emphasis"><text:span text:style-name="T61">GNU Build System</text:span></text:span></text:p>
      <text:p text:style-name="P36"><text:span text:style-name="T1"><text:tab/>O </text:span><text:span text:style-name="Emphasis"><text:span text:style-name="T1">GNU Build System</text:span></text:span><text:span text:style-name="T1"> é uma convenção para organização, construção (build) e instalação de pacotes de forma padronizada. Idealmente a instalação de um pacote que segue o </text:span><text:span text:style-name="T4">GNU Build System</text:span><text:span text:style-name="T1"> em qualquer ambiente necessita apenas dos comandos: </text:span><text:span text:style-name="T46">./configure</text:span><text:span text:style-name="T1">, </text:span><text:span text:style-name="T46">make</text:span><text:span text:style-name="T1">, e </text:span><text:span text:style-name="T46">make instal</text:span><text:span text:style-name="T47">l</text:span><text:span text:style-name="T4">. </text:span><text:span text:style-name="T7">Usaremos esta convenção para o desenvolvimento do software.</text:span></text:p>
      <text:p text:style-name="P40"/>
      <text:p text:style-name="P45">3 – Metodologia</text:p>
      <text:p text:style-name="P41"/>
      <text:p text:style-name="P8">3.1 – Representação</text:p>
      <text:p text:style-name="P56">3.1.1 – Números inteiros</text:p>
      <text:p text:style-name="P55"><text:span text:style-name="T6"><text:tab/></text:span><text:span text:style-name="T1">Um número inteiro é representado como uma dupla</text:span><text:span text:style-name="T1"><draw:frame draw:style-name="fr1" draw:name="Object14" text:anchor-type="as-char" svg:y="-0.771cm" svg:width="2.399cm" svg:height="1.256cm" draw:z-index="10"><draw:object xlink:href="./Object 67" xlink:type="simple" xlink:show="embed" xlink:actuate="onLoad"/><draw:image xlink:href="./ObjectReplacements/Object 67" xlink:type="simple" xlink:show="embed" xlink:actuate="onLoad"/></draw:frame></text:span><text:span text:style-name="T1">onde</text:span><text:span text:style-name="T1"><draw:frame draw:style-name="fr1" draw:name="Object21" text:anchor-type="as-char" svg:y="-0.377cm" svg:width="0.427cm" svg:height="0.469cm" draw:z-index="30"><draw:object xlink:href="./Object 48" xlink:type="simple" xlink:show="embed" xlink:actuate="onLoad"/><draw:image xlink:href="./ObjectReplacements/Object 48" xlink:type="simple" xlink:show="embed" xlink:actuate="onLoad"/></draw:frame></text:span><text:span text:style-name="T1">é a base de representação, </text:span><text:span text:style-name="T4">N</text:span><text:span text:style-name="T1"> é o número de dígitos do número,</text:span><text:span text:style-name="T1"><draw:frame draw:style-name="fr1" draw:name="Object22" text:anchor-type="as-char" svg:y="-0.377cm" svg:width="1.61cm" svg:height="0.531cm" draw:z-index="31"><draw:object xlink:href="./Object 49" xlink:type="simple" xlink:show="embed" xlink:actuate="onLoad"/><draw:image xlink:href="./ObjectReplacements/Object 49" xlink:type="simple" xlink:show="embed" xlink:actuate="onLoad"/></draw:frame></text:span><text:span text:style-name="T1">é o</text:span><text:span text:style-name="T1"><draw:frame draw:style-name="fr1" draw:name="Object15" text:anchor-type="as-char" svg:y="-0.386cm" svg:width="2.337cm" svg:height="0.506cm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">dígito </text:span><text:span text:style-name="T22">menos significatívo </text:span><text:span text:style-name="T1">e</text:span><text:span text:style-name="T4"><draw:frame draw:style-name="fr1" draw:name="Object2" text:anchor-type="as-char" svg:y="-0.377cm" svg:width="0.443cm" svg:height="0.467cm" draw:z-index="32"><draw:object xlink:href="./Object 51" xlink:type="simple" xlink:show="embed" xlink:actuate="onLoad"/><draw:image xlink:href="./ObjectReplacements/Object 51" xlink:type="simple" xlink:show="embed" xlink:actuate="onLoad"/></draw:frame></text:span><text:span text:style-name="T1">é sinal do número.</text:span></text:p>
      <text:p text:style-name="P24"><text:span text:style-name="T1">A transcrição dessa representação para uma linguagem de programação consiste em um arranjo onde cada posição armazena um dígito na base escolhida, e um valor booleano para armazenar o sinal. Nesse projeto, os números são representados em </text:span><text:span text:style-name="T4">little endian</text:span><text:span text:style-name="T1">, isto é, os dígitos mais significativos possuem índices maiores.</text:span></text:p>
      <text:p text:style-name="P24"><text:span text:style-name="T1">A base de representação escolhida para o projeto é a bas</text:span><text:span text:style-name="T24">e</text:span><text:span text:style-name="T1"><draw:frame draw:style-name="fr1" draw:name="Object4" text:anchor-type="as-char" svg:y="-0.437cm" svg:width="0.762cm" svg:height="0.529cm" draw:z-index="33"><draw:object xlink:href="./Object 52" xlink:type="simple" xlink:show="embed" xlink:actuate="onLoad"/><draw:image xlink:href="./ObjectReplacements/Object 52" xlink:type="simple" xlink:show="embed" xlink:actuate="onLoad"/></draw:frame></text:span><text:span text:style-name="T1">porque bases que são potência de 10 facilitam a leitura e escrita dos números em base 10, e alguns dos algoritmos necessitam que o valor do quadrado da base (</text:span><text:span text:style-name="T45"><draw:frame draw:style-name="fr1" draw:name="Object3" text:anchor-type="as-char" svg:y="-0.437cm" svg:width="0.512cm" svg:height="0.527cm" draw:z-index="34"><draw:object xlink:href="./Object 53" xlink:type="simple" xlink:show="embed" xlink:actuate="onLoad"/><draw:image xlink:href="./ObjectReplacements/Object 53" xlink:type="simple" xlink:show="embed" xlink:actuate="onLoad"/></draw:frame></text:span><text:span text:style-name="T1">) seja representável por um tipo básico da linguagem. Utilizando um sistema de 64 bits, temos</text:span><text:span text:style-name="T1"><draw:frame draw:style-name="fr1" draw:name="Object23" text:anchor-type="as-char" svg:y="-0.437cm" svg:width="5.447cm" svg:height="0.559cm" draw:z-index="35"><draw:object xlink:href="./Object 54" xlink:type="simple" xlink:show="embed" xlink:actuate="onLoad"/><draw:image xlink:href="./ObjectReplacements/Object 54" xlink:type="simple" xlink:show="embed" xlink:actuate="onLoad"/></draw:frame></text:span><text:span text:style-name="T1">.</text:span></text:p>
      <text:p text:style-name="P24"><text:span text:style-name="T1">Além disso, a classe ainda guarda a quantidade de dígitos (em base</text:span><text:span text:style-name="T45"><draw:frame draw:style-name="fr1" draw:name="Object5" text:anchor-type="as-char" svg:y="-0.437cm" svg:width="0.76cm" svg:height="0.527cm" draw:z-index="36"><draw:object xlink:href="./Object 55" xlink:type="simple" xlink:show="embed" xlink:actuate="onLoad"/><draw:image xlink:href="./ObjectReplacements/Object 55" xlink:type="simple" xlink:show="embed" xlink:actuate="onLoad"/></draw:frame></text:span><text:span text:style-name="T1">) do número. O nome da classe será </text:span><text:span text:style-name="T5">num_z</text:span><text:span text:style-name="T4">.</text:span></text:p>
      <text:p text:style-name="P24"/>
      <text:p text:style-name="P18">3.1.2 – Números racionais</text:p>
      <text:p text:style-name="P46"><text:span text:style-name="T1"><text:tab/>Os números racionais são representados como uma tripla</text:span><text:span text:style-name="T1"><draw:frame draw:style-name="fr1" draw:name="Object13" text:anchor-type="as-char" svg:y="-0.386cm" svg:width="2.251cm" svg:height="0.542cm" draw:z-index="12"><draw:object xlink:href="./Object 45" xlink:type="simple" xlink:show="embed" xlink:actuate="onLoad"/><draw:image xlink:href="./ObjectReplacements/Object 45" xlink:type="simple" xlink:show="embed" xlink:actuate="onLoad"/></draw:frame></text:span><text:span text:style-name="T1">onde</text:span><text:span text:style-name="T1"><draw:frame draw:style-name="fr1" draw:name="Object24" text:anchor-type="as-char" svg:y="-0.377cm" svg:width="0.676cm" svg:height="0.533cm" draw:z-index="42"><draw:object xlink:href="./Object 56" xlink:type="simple" xlink:show="embed" xlink:actuate="onLoad"/><draw:image xlink:href="./ObjectReplacements/Object 56" xlink:type="simple" xlink:show="embed" xlink:actuate="onLoad"/></draw:frame></text:span><text:span text:style-name="T1">é um número inteiro não negativo,</text:span><text:span text:style-name="T1"><draw:frame draw:style-name="fr1" draw:name="Object25" text:anchor-type="as-char" svg:y="-0.377cm" svg:width="0.676cm" svg:height="0.531cm" draw:z-index="43"><draw:object xlink:href="./Object 57" xlink:type="simple" xlink:show="embed" xlink:actuate="onLoad"/><draw:image xlink:href="./ObjectReplacements/Object 57" xlink:type="simple" xlink:show="embed" xlink:actuate="onLoad"/></draw:frame></text:span><text:span text:style-name="T1">é um número inteiro positivo e</text:span><text:span text:style-name="T1"><draw:frame draw:style-name="fr1" draw:name="Object26" text:anchor-type="as-char" svg:y="-0.377cm" svg:width="0.443cm" svg:height="0.469cm" draw:z-index="44"><draw:object xlink:href="./Object 58" xlink:type="simple" xlink:show="embed" xlink:actuate="onLoad"/><draw:image xlink:href="./ObjectReplacements/Object 58" xlink:type="simple" xlink:show="embed" xlink:actuate="onLoad"/></draw:frame></text:span><text:span text:style-name="T1">é o sinal do número.</text:span></text:p>
      <text:p text:style-name="P47"><text:span text:style-name="T1">No projeto, a classe dos números racionais utiliza a classe dos números inteiros para representar</text:span><text:span text:style-name="T1"><draw:frame draw:style-name="fr1" draw:name="Object27" text:anchor-type="as-char" svg:y="-0.377cm" svg:width="0.676cm" svg:height="0.533cm" draw:z-index="45"><draw:object xlink:href="./Object 59" xlink:type="simple" xlink:show="embed" xlink:actuate="onLoad"/><draw:image xlink:href="./ObjectReplacements/Object 59" xlink:type="simple" xlink:show="embed" xlink:actuate="onLoad"/></draw:frame></text:span><text:span text:style-name="T1">e</text:span><text:span text:style-name="T1"><draw:frame draw:style-name="fr1" draw:name="Object28" text:anchor-type="as-char" svg:y="-0.377cm" svg:width="0.676cm" svg:height="0.533cm" draw:z-index="46"><draw:object xlink:href="./Object 60" xlink:type="simple" xlink:show="embed" xlink:actuate="onLoad"/><draw:image xlink:href="./ObjectReplacements/Object 60" xlink:type="simple" xlink:show="embed" xlink:actuate="onLoad"/></draw:frame></text:span><text:span text:style-name="T1">e um byte para representar</text:span><text:span text:style-name="T1"><draw:frame draw:style-name="fr1" draw:name="Object29" text:anchor-type="as-char" svg:y="-0.377cm" svg:width="0.443cm" svg:height="0.467cm" draw:z-index="47"><draw:object xlink:href="./Object 61" xlink:type="simple" xlink:show="embed" xlink:actuate="onLoad"/><draw:image xlink:href="./ObjectReplacements/Object 61" xlink:type="simple" xlink:show="embed" xlink:actuate="onLoad"/></draw:frame></text:span><text:span text:style-name="T1">. Os números são representados em sua forma irredutível. O nome da classe será </text:span><text:span text:style-name="T5">num_q</text:span><text:span text:style-name="T4">.</text:span></text:p>
      <text:p text:style-name="P14"/>
      <text:p text:style-name="P52">3.1.3 – Aritmética modular</text:p>
      <text:p text:style-name="P24"><text:span text:style-name="T1"><text:tab/>Os números usados para a aritmética modular são representados como uma dupla</text:span><text:span text:style-name="T1"><draw:frame draw:style-name="fr1" draw:name="Object11" text:anchor-type="as-char" svg:y="-0.386cm" svg:width="1.496cm" svg:height="0.506cm" draw:z-index="13"><draw:object xlink:href="./Object 50" xlink:type="simple" xlink:show="embed" xlink:actuate="onLoad"/><draw:image xlink:href="./ObjectReplacements/Object 50" xlink:type="simple" xlink:show="embed" xlink:actuate="onLoad"/></draw:frame></text:span><text:span text:style-name="T1">onde</text:span><text:span text:style-name="T1"><draw:frame draw:style-name="fr1" draw:name="Object30" text:anchor-type="as-char" svg:y="-0.377cm" svg:width="0.549cm" svg:height="0.469cm" draw:z-index="48"><draw:object xlink:href="./Object 62" xlink:type="simple" xlink:show="embed" xlink:actuate="onLoad"/><draw:image xlink:href="./ObjectReplacements/Object 62" xlink:type="simple" xlink:show="embed" xlink:actuate="onLoad"/></draw:frame></text:span><text:span text:style-name="T1">é um número inteiro e</text:span><text:span text:style-name="T1"><draw:frame draw:style-name="fr1" draw:name="Object31" text:anchor-type="as-char" svg:y="-0.377cm" svg:width="0.489cm" svg:height="0.469cm" draw:z-index="49"><draw:object xlink:href="./Object 63" xlink:type="simple" xlink:show="embed" xlink:actuate="onLoad"/><draw:image xlink:href="./ObjectReplacements/Object 63" xlink:type="simple" xlink:show="embed" xlink:actuate="onLoad"/></draw:frame></text:span><text:span text:style-name="T1">é a base da aritmética. Um número</text:span><text:span text:style-name="T1"><draw:frame draw:style-name="fr1" draw:name="Object32" text:anchor-type="as-char" svg:y="-0.377cm" svg:width="1.563cm" svg:height="0.469cm" draw:z-index="50"><draw:object xlink:href="./Object 1" xlink:type="simple" xlink:show="embed" xlink:actuate="onLoad"/><draw:image xlink:href="./ObjectReplacements/Object 1" xlink:type="simple" xlink:show="embed" xlink:actuate="onLoad"/></draw:frame></text:span><text:span text:style-name="T1">é o resto da divisão de</text:span><text:span text:style-name="T1"><draw:frame draw:style-name="fr1" draw:name="Object33" text:anchor-type="as-char" svg:y="-0.377cm" svg:width="0.432cm" svg:height="0.469cm" draw:z-index="51"><draw:object xlink:href="./Object 2" xlink:type="simple" xlink:show="embed" xlink:actuate="onLoad"/><draw:image xlink:href="./ObjectReplacements/Object 2" xlink:type="simple" xlink:show="embed" xlink:actuate="onLoad"/></draw:frame></text:span><text:span text:style-name="T1">por</text:span><text:span text:style-name="T7"><draw:frame draw:style-name="fr1" draw:name="Object34" text:anchor-type="as-char" svg:y="-0.377cm" svg:width="0.489cm" svg:height="0.467cm" draw:z-index="52"><draw:object xlink:href="./Object 3" xlink:type="simple" xlink:show="embed" xlink:actuate="onLoad"/><draw:image xlink:href="./ObjectReplacements/Object 3" xlink:type="simple" xlink:show="embed" xlink:actuate="onLoad"/></draw:frame></text:span><text:span text:style-name="T7">.</text:span></text:p>
      <text:p text:style-name="P24"><text:span text:style-name="T1">No projeto, a classe dos números modulares possui </text:span><text:span text:style-name="T42">apenas </text:span><text:span text:style-name="T41">dois </text:span><text:span text:style-name="T1">membro</text:span><text:span text:style-name="T41">s, </text:span><text:span text:style-name="T43">uma </text:span><text:span text:style-name="T41">para representar o número e </text:span><text:span text:style-name="T44">uma para representar </text:span><text:span text:style-name="T41">a base modular. </text:span><text:span text:style-name="T1">O nome da classe será </text:span><text:span text:style-name="T5">num_zm.</text:span></text:p>
      <text:p text:style-name="P24"/>
      <text:p text:style-name="P18">3.1.4 – Tuplas de divisão inteira</text:p>
      <text:p text:style-name="P5"><text:span text:style-name="T3"><text:tab/></text:span><text:span text:style-name="T1">O resultado da divisão inteira de um inteiro</text:span><text:span text:style-name="T1"><draw:frame draw:style-name="fr1" draw:name="Object35" text:anchor-type="as-char" svg:y="-0.377cm" svg:width="0.619cm" svg:height="0.469cm" draw:z-index="53"><draw:object xlink:href="./Object 4" xlink:type="simple" xlink:show="embed" xlink:actuate="onLoad"/><draw:image xlink:href="./ObjectReplacements/Object 4" xlink:type="simple" xlink:show="embed" xlink:actuate="onLoad"/></draw:frame></text:span><text:span text:style-name="T1">por um inteiro</text:span><text:span text:style-name="T1"><draw:frame draw:style-name="fr1" draw:name="Object10" text:anchor-type="as-char" svg:y="-0.377cm" svg:width="0.702cm" svg:height="0.467cm" draw:z-index="14"><draw:object xlink:href="./Object 33" xlink:type="simple" xlink:show="embed" xlink:actuate="onLoad"/><draw:image xlink:href="./ObjectReplacements/Object 33" xlink:type="simple" xlink:show="embed" xlink:actuate="onLoad"/></draw:frame></text:span><text:span text:style-name="T1">resulta em um quociente</text:span><text:span text:style-name="T1"><draw:frame draw:style-name="fr1" draw:name="Object36" text:anchor-type="as-char" svg:y="-0.377cm" svg:width="0.43cm" svg:height="0.469cm" draw:z-index="54"><draw:object xlink:href="./Object 5" xlink:type="simple" xlink:show="embed" xlink:actuate="onLoad"/><draw:image xlink:href="./ObjectReplacements/Object 5" xlink:type="simple" xlink:show="embed" xlink:actuate="onLoad"/></draw:frame></text:span><text:span text:style-name="T1">e um resto</text:span><text:span text:style-name="T1"><draw:frame draw:style-name="fr1" draw:name="Object37" text:anchor-type="as-char" svg:y="-0.377cm" svg:width="0.392cm" svg:height="0.469cm" draw:z-index="55"><draw:object xlink:href="./Object 6" xlink:type="simple" xlink:show="embed" xlink:actuate="onLoad"/><draw:image xlink:href="./ObjectReplacements/Object 6" xlink:type="simple" xlink:show="embed" xlink:actuate="onLoad"/></draw:frame></text:span><text:span text:style-name="T1">de forma que</text:span><text:span text:style-name="T4"><draw:frame draw:style-name="fr1" draw:name="Object38" text:anchor-type="as-char" svg:y="-0.377cm" svg:width="2.311cm" svg:height="0.469cm" draw:z-index="56"><draw:object xlink:href="./Object 7" xlink:type="simple" xlink:show="embed" xlink:actuate="onLoad"/><draw:image xlink:href="./ObjectReplacements/Object 7" xlink:type="simple" xlink:show="embed" xlink:actuate="onLoad"/></draw:frame></text:span><text:span text:style-name="T1">.</text:span></text:p>
      <text:p text:style-name="P24"><text:span text:style-name="T1">A forma usada para representar a dupla</text:span><text:span text:style-name="T1"><draw:frame draw:style-name="fr1" draw:name="Object1" text:anchor-type="as-char" svg:y="-0.386cm" svg:width="1.282cm" svg:height="0.506cm" draw:z-index="1"><draw:object xlink:href="./Object 68" xlink:type="simple" xlink:show="embed" xlink:actuate="onLoad"/><draw:image xlink:href="./ObjectReplacements/Object 68" xlink:type="simple" xlink:show="embed" xlink:actuate="onLoad"/></draw:frame></text:span><text:span text:style-name="T1">é por meio de duas estruturas de duplas, chamadas </text:span><text:span text:style-name="T5">div_tuple </text:span><text:span text:style-name="T1">(usada para a divisão) e </text:span><text:span text:style-name="T5">mod_tuple </text:span><text:span text:style-name="T1">(usada para a operação de resto da divisão). </text:span></text:p>
      <text:p text:style-name="P24"><text:span text:style-name="T1">A estrutura </text:span><text:span text:style-name="T5">div_tuple</text:span><text:span text:style-name="T1"> armazena o quociente e resto da divisão inteira de</text:span><text:span text:style-name="T1"><draw:frame draw:style-name="fr1" draw:name="Object39" text:anchor-type="as-char" svg:y="-0.377cm" svg:width="0.619cm" svg:height="0.469cm" draw:z-index="37"><draw:object xlink:href="./Object 8" xlink:type="simple" xlink:show="embed" xlink:actuate="onLoad"/><draw:image xlink:href="./ObjectReplacements/Object 8" xlink:type="simple" xlink:show="embed" xlink:actuate="onLoad"/></draw:frame></text:span><text:span text:style-name="T1">por</text:span><text:span text:style-name="T1"><draw:frame draw:style-name="fr1" draw:name="Object40" text:anchor-type="as-char" svg:y="-0.377cm" svg:width="0.549cm" svg:height="0.469cm" draw:z-index="38"><draw:object xlink:href="./Object 9" xlink:type="simple" xlink:show="embed" xlink:actuate="onLoad"/><draw:image xlink:href="./ObjectReplacements/Object 9" xlink:type="simple" xlink:show="embed" xlink:actuate="onLoad"/></draw:frame></text:span><text:span text:style-name="T1">de forma que o resto da divisão é sempre não negativo, enquanto a estrutura </text:span><text:span text:style-name="T5">mod_tuple</text:span><text:span text:style-name="T1"> armazena o quociente e resto da divisão inteira de</text:span><text:span text:style-name="T1"><draw:frame draw:style-name="fr1" draw:name="Object41" text:anchor-type="as-char" svg:y="-0.377cm" svg:width="0.619cm" svg:height="0.469cm" draw:z-index="39"><draw:object xlink:href="./Object 64" xlink:type="simple" xlink:show="embed" xlink:actuate="onLoad"/><draw:image xlink:href="./ObjectReplacements/Object 64" xlink:type="simple" xlink:show="embed" xlink:actuate="onLoad"/></draw:frame></text:span><text:span text:style-name="T1">por</text:span><text:span text:style-name="T1"><draw:frame draw:style-name="fr1" draw:name="Object42" text:anchor-type="as-char" svg:y="-0.377cm" svg:width="0.549cm" svg:height="0.469cm" draw:z-index="40"><draw:object xlink:href="./Object 10" xlink:type="simple" xlink:show="embed" xlink:actuate="onLoad"/><draw:image xlink:href="./ObjectReplacements/Object 10" xlink:type="simple" xlink:show="embed" xlink:actuate="onLoad"/></draw:frame></text:span><text:span text:style-name="T1">de forma que o resto da divisão é zero ou possui o mesmo sinal de</text:span><text:span text:style-name="T1"><draw:frame draw:style-name="fr1" draw:name="Object43" text:anchor-type="as-char" svg:y="-0.377cm" svg:width="0.547cm" svg:height="0.467cm" draw:z-index="41"><draw:object xlink:href="./Object 11" xlink:type="simple" xlink:show="embed" xlink:actuate="onLoad"/><draw:image xlink:href="./ObjectReplacements/Object 11" xlink:type="simple" xlink:show="embed" xlink:actuate="onLoad"/></draw:frame></text:span><text:span text:style-name="T7">.</text:span></text:p>
      <text:p text:style-name="P24"/>
      <text:p text:style-name="P32">3.1.5 – Monômios com coeficiente<text:span text:style-name="T65">s</text:span> raciona<text:span text:style-name="T65">is</text:span></text:p>
      <text:p text:style-name="P32"><text:span text:style-name="T28"><text:tab/></text:span><text:span text:style-name="T29">Um monômio é representado como uma tripla</text:span><text:span text:style-name="T29"><draw:frame draw:style-name="fr1" draw:name="Object44" text:anchor-type="as-char" svg:y="-0.416cm" svg:width="3.052cm" svg:height="0.579cm" draw:z-index="57"><draw:object xlink:href="./Object 29" xlink:type="simple" xlink:show="embed" xlink:actuate="onLoad"/><draw:image xlink:href="./ObjectReplacements/Object 29" xlink:type="simple" xlink:show="embed" xlink:actuate="onLoad"/></draw:frame></text:span><text:span text:style-name="T29">, </text:span><text:span text:style-name="T30">onde </text:span><text:span text:style-name="T30"><draw:frame draw:style-name="fr1" draw:name="Object45" text:anchor-type="as-char" svg:y="-0.377cm" svg:width="0.506cm" svg:height="0.467cm" draw:z-index="58"><draw:object xlink:href="./Object 30" xlink:type="simple" xlink:show="embed" xlink:actuate="onLoad"/><draw:image xlink:href="./ObjectReplacements/Object 30" xlink:type="simple" xlink:show="embed" xlink:actuate="onLoad"/></draw:frame></text:span><text:span text:style-name="T30">é um número racional,</text:span><text:span text:style-name="T30"><draw:frame draw:style-name="fr1" draw:name="Object46" text:anchor-type="as-char" svg:y="-0.388cm" svg:width="1.78cm" svg:height="0.52cm" draw:z-index="59"><draw:object xlink:href="./Object 31" xlink:type="simple" xlink:show="embed" xlink:actuate="onLoad"/><draw:image xlink:href="./ObjectReplacements/Object 31" xlink:type="simple" xlink:show="embed" xlink:actuate="onLoad"/></draw:frame></text:span><text:span text:style-name="T30">, é a função que associa o valor</text:span><text:span text:style-name="T30"><draw:frame draw:style-name="fr1" draw:name="Object47" text:anchor-type="as-char" svg:y="-0.377cm" svg:width="0.549cm" svg:height="0.467cm" draw:z-index="60"><draw:object xlink:href="./Object 32" xlink:type="simple" xlink:show="embed" xlink:actuate="onLoad"/><draw:image xlink:href="./ObjectReplacements/Object 32" xlink:type="simple" xlink:show="embed" xlink:actuate="onLoad"/></draw:frame></text:span><text:span text:style-name="T30">de </text:span><text:span text:style-name="T31">uma</text:span><text:span text:style-name="T30"> </text:span><text:span text:style-name="T31">variável </text:span><text:span text:style-name="T30">ao </text:span><text:span text:style-name="T31">grau daquela variável no monômio, e</text:span><text:span text:style-name="T31"><draw:frame draw:style-name="fr1" draw:name="Object48" text:anchor-type="as-char" svg:y="-0.377cm" svg:width="0.547cm" svg:height="0.467cm" draw:z-index="61"><draw:object xlink:href="./Object 34" xlink:type="simple" xlink:show="embed" xlink:actuate="onLoad"/><draw:image xlink:href="./ObjectReplacements/Object 34" xlink:type="simple" xlink:show="embed" xlink:actuate="onLoad"/></draw:frame></text:span><text:span text:style-name="T31">é o grau do monômio, que é a soma dos graus de todas as variáveis do monômio.</text:span></text:p>
      <text:p text:style-name="P33"><text:span text:style-name="T31">N</text:span><text:span text:style-name="T27">o projeto,</text:span><text:span text:style-name="T27"><draw:frame draw:style-name="fr1" draw:name="Object49" text:anchor-type="as-char" svg:y="-0.377cm" svg:width="0.506cm" svg:height="0.467cm" draw:z-index="62"><draw:object xlink:href="./Object 35" xlink:type="simple" xlink:show="embed" xlink:actuate="onLoad"/><draw:image xlink:href="./ObjectReplacements/Object 35" xlink:type="simple" xlink:show="embed" xlink:actuate="onLoad"/></draw:frame></text:span><text:span text:style-name="T27">é um objeto </text:span><text:span text:style-name="T1">num_q</text:span><text:span text:style-name="T27">,</text:span><text:span text:style-name="T27"><draw:frame draw:style-name="fr1" draw:name="Object50" text:anchor-type="as-char" svg:y="-0.377cm" svg:width="0.547cm" svg:height="0.467cm" draw:z-index="63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27">é um objeto </text:span><text:span text:style-name="T1">num_z</text:span><text:span text:style-name="T27"> e</text:span><text:span text:style-name="T27"><draw:frame draw:style-name="fr1" draw:name="Object51" text:anchor-type="as-char" svg:y="-0.388cm" svg:width="1.78cm" svg:height="0.52cm" draw:z-index="64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27">é um</text:span><text:span text:style-name="T32"> </text:span><text:span text:style-name="T33">container que associa uma </text:span><text:span text:style-name="T38">string</text:span><text:span text:style-name="T33"> </text:span><text:span text:style-name="T34">que representa uma variável</text:span><text:span text:style-name="T33"> a um objeto </text:span><text:span text:style-name="T38">num_z</text:span><text:span text:style-name="T33"> </text:span><text:span text:style-name="T34">que representa o grau daquela variável</text:span><text:span text:style-name="T33">. </text:span><text:span text:style-name="T35">O nome da classe será </text:span><text:span text:style-name="T39">monomial</text:span><text:span text:style-name="T35">.</text:span></text:p>
      <text:p text:style-name="P31"/>
      <text:p text:style-name="P34"><text:span text:style-name="T38">3.</text:span><text:span text:style-name="T1">1.6 – Polinômios com coeficientes racionais</text:span></text:p>
      <text:p text:style-name="P34"><text:span text:style-name="T27"><text:tab/></text:span><text:span text:style-name="T35">Um polinômio é representado apenas como um conjunto de monômios, de forma </text:span><text:span text:style-name="T36">que cada termo do polinômio não é semelhante a nenhum outro termo do mesmo polinômio. </text:span><text:span text:style-name="T37">O nome da classe será </text:span><text:span text:style-name="T40">polynomial</text:span><text:span text:style-name="T37">.</text:span></text:p>
      <text:p text:style-name="P63">3.1.7 – <text:span text:style-name="T67">Termos básicos</text:span></text:p>
      <text:p text:style-name="P64"><text:tab/><text:span text:style-name="T58">Termos básicos de uma expressão podem ser um polinômio ou uma função, dessa forma a classe para termos básicos possui apenas um ponteiro para função e um objeto do tipo polinômio. A classe tem o objetivo de ser invisível para o usuário. O nome da classe será </text:span><text:span text:style-name="T68">term</text:span><text:span text:style-name="T58">.</text:span></text:p>
      <text:p text:style-name="P65"/>
      <text:p text:style-name="P66">3.1.8 – Funções</text:p>
      <text:p text:style-name="P66"><text:tab/><text:span text:style-name="T52">As funções são tratadas de forma absolutamente simbólica, é representada como uma dupla </text:span><text:span text:style-name="T52"><draw:frame draw:style-name="fr2" draw:name="Object12" text:anchor-type="as-char" svg:y="-0.402cm" svg:width="1.686cm" svg:height="0.519cm" draw:z-index="65"><draw:object xlink:href="./Object 38" xlink:type="simple" xlink:show="embed" xlink:actuate="onLoad"/><draw:image xlink:href="./ObjectReplacements/Object 38" xlink:type="simple" xlink:show="embed" xlink:actuate="onLoad"/></draw:frame></text:span><text:span text:style-name="T52">, onde </text:span><text:span text:style-name="T52"><draw:frame draw:style-name="fr2" draw:name="Object52" text:anchor-type="as-char" svg:y="-0.377cm" svg:width="0.443cm" svg:height="0.467cm" draw:z-index="66"><draw:object xlink:href="./Object 65" xlink:type="simple" xlink:show="embed" xlink:actuate="onLoad"/><draw:image xlink:href="./ObjectReplacements/Object 65" xlink:type="simple" xlink:show="embed" xlink:actuate="onLoad"/></draw:frame></text:span><text:span text:style-name="T52"><text:s/>é uma </text:span><text:span text:style-name="T69">string </text:span><text:span text:style-name="T75">que representa o símbolo da função, e </text:span><text:span text:style-name="T75"><draw:frame draw:style-name="fr2" draw:name="Object53" text:anchor-type="as-char" svg:y="-0.377cm" svg:width="1.035cm" svg:height="0.467cm" draw:z-index="67"><draw:object xlink:href="./Object 66" xlink:type="simple" xlink:show="embed" xlink:actuate="onLoad"/><draw:image xlink:href="./ObjectReplacements/Object 66" xlink:type="simple" xlink:show="embed" xlink:actuate="onLoad"/></draw:frame></text:span><text:span text:style-name="T75"><text:s/>é a lista dos argumentos da função, que são expressões. </text:span><text:span text:style-name="T76">O nome da classe será </text:span><text:span text:style-name="T71">function</text:span><text:span text:style-name="T76">.</text:span></text:p>
      <text:p text:style-name="P66"><text:span text:style-name="T76"/></text:p>
      <text:p text:style-name="P69"><text:span text:style-name="T71">3.</text:span><text:span text:style-name="T70">1.9 – Expressões aritméticas</text:span></text:p>
      <text:p text:style-name="P70"><text:span text:style-name="T70"><text:tab/>A classe que representa expressões é como um nó de uma árvore binária, uma </text:span><text:span text:style-name="T72">quint</text:span><text:span text:style-name="T70">upla da forma </text:span><text:span text:style-name="T70"><draw:frame draw:style-name="fr2" draw:name="Object54" text:anchor-type="as-char" svg:y="-0.466cm" svg:width="3.833cm" svg:height="0.586cm" draw:z-index="68"><draw:object xlink:href="./Object 69" xlink:type="simple" xlink:show="embed" xlink:actuate="onLoad"/><draw:image xlink:href="./ObjectReplacements/Object 69" xlink:type="simple" xlink:show="embed" xlink:actuate="onLoad"/></draw:frame></text:span><text:span text:style-name="T70">, </text:span><text:span text:style-name="T73">onde </text:span><text:span text:style-name="T73"><draw:frame draw:style-name="fr2" draw:name="Object55" text:anchor-type="as-char" svg:y="-0.437cm" svg:width="0.61cm" svg:height="0.527cm" draw:z-index="69"><draw:object xlink:href="./Object 70" xlink:type="simple" xlink:show="embed" xlink:actuate="onLoad"/><draw:image xlink:href="./ObjectReplacements/Object 70" xlink:type="simple" xlink:show="embed" xlink:actuate="onLoad"/></draw:frame></text:span><text:span text:style-name="T73">é um ponteiro para um termo básico, </text:span><text:span text:style-name="T73"><draw:frame draw:style-name="fr2" draw:name="Object56" text:anchor-type="as-char" svg:y="-0.437cm" svg:width="1.072cm" svg:height="0.527cm" draw:z-index="70"><draw:object xlink:href="./Object 71" xlink:type="simple" xlink:show="embed" xlink:actuate="onLoad"/><draw:image xlink:href="./ObjectReplacements/Object 71" xlink:type="simple" xlink:show="embed" xlink:actuate="onLoad"/></draw:frame></text:span><text:span text:style-name="T73">é um ponteiro para a expressão que está do lado esquerdo do operador (se houver), </text:span><text:span text:style-name="T73"><draw:frame draw:style-name="fr2" draw:name="Object57" text:anchor-type="as-char" svg:y="-0.437cm" svg:width="1.094cm" svg:height="0.527cm" draw:z-index="71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73">é um ponteiro para a expressão que está do lado direito do operador (se houver), </text:span><text:span text:style-name="T73"><draw:frame draw:style-name="fr2" draw:name="Object58" text:anchor-type="as-char" svg:y="-0.377cm" svg:width="0.439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T74">é a operação representada na expressão e </text:span><text:span text:style-name="T74"><draw:frame draw:style-name="fr2" draw:name="Object59" text:anchor-type="as-char" svg:y="-0.377cm" svg:width="0.443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T74">é o sinal da expressão. Esta é a principal classe simbólica do projeto, será chamada </text:span><text:span text:style-name="T77">Expr</text:span><text:span text:style-name="T74">.</text:span></text:p>
      <text:p text:style-name="P35">5 – Cronograma</text:p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P49">Ações</text:p>
          </table:table-cell>
          <table:table-cell table:style-name="Table1.A1" office:value-type="string">
            <text:p text:style-name="P49">Ago 2018</text:p>
          </table:table-cell>
          <table:table-cell table:style-name="Table1.A1" office:value-type="string">
            <text:p text:style-name="P49">Set 2018</text:p>
          </table:table-cell>
          <table:table-cell table:style-name="Table1.A1" office:value-type="string">
            <text:p text:style-name="P49">Out 2018</text:p>
          </table:table-cell>
          <table:table-cell table:style-name="Table1.A1" office:value-type="string">
            <text:p text:style-name="P49">Nov 2018</text:p>
          </table:table-cell>
          <table:table-cell table:style-name="Table1.A1" office:value-type="string">
            <text:p text:style-name="P49">Dez 2018</text:p>
          </table:table-cell>
        </table:table-row>
        <table:table-row table:style-name="Table1.1">
          <table:table-cell table:style-name="Table1.A2" office:value-type="string">
            <text:p text:style-name="P50">Especificações de Requisitos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3" office:value-type="string">
            <text:p text:style-name="P50">Implementação de Números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4" office:value-type="string">
            <text:p text:style-name="P50">Implementação de Polinômios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5" office:value-type="string">
            <text:p text:style-name="P50">Implementação de Expressões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6" office:value-type="string">
            <text:p text:style-name="P50">Implementação de Derivadas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/>
          </table:table-cell>
        </table:table-row>
        <table:table-row table:style-name="Table1.1">
          <table:table-cell table:style-name="Table1.A7" office:value-type="string">
            <text:p text:style-name="P50">Implementação de Integrais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X</text:p>
          </table:table-cell>
        </table:table-row>
        <table:table-row table:style-name="Table1.1">
          <table:table-cell table:style-name="Table1.A8" office:value-type="string">
            <text:p text:style-name="P50">Elaboração da Monografia</text:p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X</text:p>
          </table:table-cell>
          <table:table-cell table:style-name="Table1.A1" office:value-type="string">
            <text:p text:style-name="P48">X</text:p>
          </table:table-cell>
        </table:table-row>
      </table:table>
      <text:p text:style-name="P27"/>
      <text:p text:style-name="P54">Referências</text:p>
      <text:p text:style-name="P57"/>
      <text:p text:style-name="P58"><text:span text:style-name="T8">[1] KNUTH, D. </text:span><text:span text:style-name="T9"><text:s/>The Art of Computer Programming: Seminumerical Algorithms</text:span><text:span text:style-name="T8">. </text:span><text:span text:style-name="T13">2. ed. </text:span><text:span text:style-name="T16">Reading, </text:span><text:span text:style-name="T12">Massachuset</text:span><text:span text:style-name="T15">t</text:span><text:span text:style-name="T12">s: </text:span><text:span text:style-name="T13">Addison-Wesley,</text:span><text:span text:style-name="T8"> 1998.</text:span></text:p>
      <text:p text:style-name="P59"><text:span text:style-name="T8">[2] LISKA, R. et al. </text:span><text:span text:style-name="T9">Computer Algebra, Algorithms, Systems and Applications</text:span><text:span text:style-name="T8">. Disponível em: &lt;</text:span><text:span text:style-name="T18">http://www-troja.fjfi.cvut.cz/~liska/ca/</text:span><text:span text:style-name="T8">&gt; Acesso em: </text:span><text:span text:style-name="T18">17</text:span><text:span text:style-name="T8"> de </text:span><text:span text:style-name="T18">setembro</text:span><text:span text:style-name="T8"> de 201</text:span><text:span text:style-name="T18">8</text:span></text:p>
      <text:p text:style-name="P2"><text:span text:style-name="T8">[3] COHEN, J. S. </text:span><text:span text:style-name="T9">Computer Algebra and Symbolic Computation: Elementary Algorithms</text:span><text:span text:style-name="T8">. </text:span><text:span text:style-name="T17">Natick, Massachusetts</text:span><text:span text:style-name="T14">: A K Peters, </text:span><text:span text:style-name="T8">2002.</text:span></text:p>
      <text:p text:style-name="P6"><text:span text:style-name="T8">[4] COHEN, J. S. </text:span><text:span text:style-name="T9">Computer Algebra and Symbolic Computation: Mathematical Methods</text:span><text:span text:style-name="T8">. </text:span><text:span text:style-name="T17">Natick, Massachusetts</text:span><text:span text:style-name="T14">: A K Peters, </text:span><text:span text:style-name="T8">2003.</text:span></text:p>
      <text:p text:style-name="P2"><text:span text:style-name="T8">[5] SHI, T. K., STEEB, W. H., HARDY, Y. </text:span><text:span text:style-name="T9">SymbolicC++: An Introduction to Computer Algebra Using Object-Oriented Programming.</text:span><text:span text:style-name="T8"> </text:span><text:span text:style-name="T10">2. e</text:span><text:span text:style-name="T11">d</text:span><text:span text:style-name="T8">. </text:span><text:span text:style-name="T16">Londres</text:span><text:span text:style-name="T15">: Springer-Verlag,</text:span><text:span text:style-name="T8"> 2000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FreeSans1" svg:font-family="FreeSans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cmr10" svg:font-family="cmr10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Mangal" svg:font-family="Mangal" style:font-family-generic="system" style:font-pitch="variable"/>
    <style:font-face style:name="Nimbus Mono L" svg:font-family="'Nimbus Mono L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tru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punctuation-wrap="hanging" style:writing-mode="lr-tb">
        <style:tab-stops>
          <style:tab-stop style:position="1.251cm"/>
        </style:tab-stops>
      </style:paragraph-properties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ext_20_body_20__28_user_29_" style:display-name="Text body (user)" style:family="paragraph" style:parent-style-name="Standard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Nimbus Mono L" style:font-family-asian="'Nimbus Mono L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imbus Mono L" style:font-family-asian="'Nimbus Mono L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Cabeçalho_20_Char" style:display-name="Cabeçalho Char" style:family="text" style:parent-style-name="Default_20_Paragraph_20_Font">
      <style:text-properties fo:color="#00000a" style:font-name="Liberation Serif" fo:font-family="'Liberation Serif'" style:font-family-generic="roman" style:font-pitch="variable" fo:font-size="12pt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11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.986cm" fo:margin-left="3cm" fo:margin-right="2cm" style:writing-mode="lr-tb" style:layout-grid-color="#c0c0c0" style:layout-grid-lines="41" style:layout-grid-base-height="0.423cm" style:layout-grid-ruby-height="0.15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3</meta:editing-cycles>
    <meta:creation-date>2018-07-13T17:25:00</meta:creation-date>
    <dc:date>2018-11-07T23:54:54.119242815</dc:date>
    <meta:editing-duration>P7DT23H16M55S</meta:editing-duration>
    <meta:generator>LibreOffice/6.0.6.2$Linux_X86_64 LibreOffice_project/00m0$Build-2</meta:generator>
    <meta:document-statistic meta:table-count="1" meta:image-count="0" meta:object-count="74" meta:page-count="10" meta:paragraph-count="123" meta:word-count="1649" meta:character-count="10529" meta:non-whitespace-character-count="89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>x</mi>
      <mi mathvariant="italic">mod</mi>
      <mi>B</mi>
    </mrow>
    <annotation encoding="StarMath 5.0">x mod B</annotation>
  </semantics>
</math>
</file>

<file path=Object 10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N</mi>
    <annotation encoding="StarMath 5.0">N</annotation>
  </semantics>
</math>
</file>

<file path=Object 12/content.xml><?xml version="1.0" encoding="utf-8"?>
<math xmlns="http://www.w3.org/1998/Math/MathML" display="block">
  <semantics>
    <mrow>
      <mrow>
        <mo fence="true" stretchy="false">(</mo>
        <mrow>
          <mrow>
            <mi>i</mi>
            <mo stretchy="false">+</mo>
            <mn>1</mn>
          </mrow>
        </mrow>
        <mo fence="true" stretchy="false">)</mo>
      </mrow>
      <mtext>-ésimo</mtext>
    </mrow>
    <annotation encoding="StarMath 5.0">(i+1) "-ésimo"</annotation>
  </semantics>
</math>
</file>

<file path=Object 13/content.xml><?xml version="1.0" encoding="utf-8"?>
<math xmlns="http://www.w3.org/1998/Math/MathML" display="block">
  <semantics>
    <mrow>
      <mi>c</mi>
      <mo stretchy="false">∗</mo>
      <mrow>
        <munderover>
          <mo stretchy="false">∏</mo>
          <mrow>
            <mi>i</mi>
            <mo stretchy="false">=</mo>
            <mn>0</mn>
          </mrow>
          <mi mathvariant="normal">∞</mi>
        </munderover>
        <msubsup>
          <mi>x</mi>
          <mi>i</mi>
          <msub>
            <mi>k</mi>
            <mi>i</mi>
          </msub>
        </msubsup>
      </mrow>
    </mrow>
    <annotation encoding="StarMath 5.0">c *prod from i = 0 to infinity { x_i ^ {k_i} }</annotation>
  </semantics>
</math>
</file>

<file path=Object 14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6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9/content.xml><?xml version="1.0" encoding="utf-8"?>
<math xmlns="http://www.w3.org/1998/Math/MathML" display="block">
  <semantics>
    <mn>0</mn>
    <annotation encoding="StarMath 5.0">0</annotation>
  </semantics>
</math>
</file>

<file path=Object 2/content.xml><?xml version="1.0" encoding="utf-8"?>
<math xmlns="http://www.w3.org/1998/Math/MathML" display="block">
  <semantics>
    <mi>x</mi>
    <annotation encoding="StarMath 5.0">x</annotation>
  </semantics>
</math>
</file>

<file path=Object 2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3/content.xml><?xml version="1.0" encoding="utf-8"?>
<math xmlns="http://www.w3.org/1998/Math/MathML" display="block">
  <semantics>
    <mrow>
      <munderover>
        <mo stretchy="false">∏</mo>
        <mrow>
          <mi>i</mi>
          <mo stretchy="false">=</mo>
          <mn>0</mn>
        </mrow>
        <mi mathvariant="normal">∞</mi>
      </munderover>
      <msubsup>
        <mi>x</mi>
        <mi>i</mi>
        <msub>
          <mi>k</mi>
          <mi>i</mi>
        </msub>
      </msubsup>
    </mrow>
    <annotation encoding="StarMath 5.0">prod from i = 0 to infinity { x_i ^ { k_i } }</annotation>
  </semantics>
</math>
</file>

<file path=Object 2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2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26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 mathvariant="normal">∞</mi>
      </munderover>
      <msub>
        <mi>M</mi>
        <mi>i</mi>
      </msub>
    </mrow>
    <annotation encoding="StarMath 5.0">sum from i = 0 to infinity { M_i }</annotation>
  </semantics>
</math>
</file>

<file path=Object 27/content.xml><?xml version="1.0" encoding="utf-8"?>
<math xmlns="http://www.w3.org/1998/Math/MathML" display="block">
  <semantics>
    <msub>
      <mi>k</mi>
      <mi>i</mi>
    </msub>
    <annotation encoding="StarMath 5.0">k_i</annotation>
  </semantics>
</math>
</file>

<file path=Object 28/content.xml><?xml version="1.0" encoding="utf-8"?>
<math xmlns="http://www.w3.org/1998/Math/MathML" display="block">
  <semantics>
    <msub>
      <mi>M</mi>
      <mi>i</mi>
    </msub>
    <annotation encoding="StarMath 5.0">M_i</annotation>
  </semantics>
</math>
</file>

<file path=Object 29/content.xml><?xml version="1.0" encoding="utf-8"?>
<math xmlns="http://www.w3.org/1998/Math/MathML" display="block">
  <semantics>
    <mrow>
      <mo fence="true" stretchy="true">(</mo>
      <mrow>
        <mrow>
          <mi>C</mi>
          <mi>,</mi>
          <mi>F</mi>
          <mi mathvariant="normal">:</mi>
          <mi>K</mi>
          <mo stretchy="false">→</mo>
          <mi mathvariant="normal">ℕ</mi>
          <mi>,</mi>
          <mi>D</mi>
        </mrow>
      </mrow>
      <mo fence="true" stretchy="true">)</mo>
    </mrow>
    <annotation encoding="StarMath 5.0">left( C, F : K -&gt; setN  , D right)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30/content.xml><?xml version="1.0" encoding="utf-8"?>
<math xmlns="http://www.w3.org/1998/Math/MathML" display="block">
  <semantics>
    <mi>C</mi>
    <annotation encoding="StarMath 5.0">C</annotation>
  </semantics>
</math>
</file>

<file path=Object 31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2/content.xml><?xml version="1.0" encoding="utf-8"?>
<math xmlns="http://www.w3.org/1998/Math/MathML" display="block">
  <semantics>
    <mi>K</mi>
    <annotation encoding="StarMath 5.0">K</annotation>
  </semantics>
</math>
</file>

<file path=Object 33/content.xml><?xml version="1.0" encoding="utf-8"?>
<math xmlns="http://www.w3.org/1998/Math/MathML" display="block">
  <semantics>
    <mrow>
      <mi>N</mi>
      <mi>,</mi>
    </mrow>
    <annotation encoding="StarMath 5.0">N, </annotation>
  </semantics>
</math>
</file>

<file path=Object 34/content.xml><?xml version="1.0" encoding="utf-8"?>
<math xmlns="http://www.w3.org/1998/Math/MathML" display="block">
  <semantics>
    <mi>D</mi>
    <annotation encoding="StarMath 5.0">D</annotation>
  </semantics>
</math>
</file>

<file path=Object 35/content.xml><?xml version="1.0" encoding="utf-8"?>
<math xmlns="http://www.w3.org/1998/Math/MathML" display="block">
  <semantics>
    <mi>C</mi>
    <annotation encoding="StarMath 5.0">C</annotation>
  </semantics>
</math>
</file>

<file path=Object 36/content.xml><?xml version="1.0" encoding="utf-8"?>
<math xmlns="http://www.w3.org/1998/Math/MathML" display="block">
  <semantics>
    <mi>D</mi>
    <annotation encoding="StarMath 5.0">D</annotation>
  </semantics>
</math>
</file>

<file path=Object 37/content.xml><?xml version="1.0" encoding="utf-8"?>
<math xmlns="http://www.w3.org/1998/Math/MathML" display="block">
  <semantics>
    <mrow>
      <mi>F</mi>
      <mi mathvariant="normal">:</mi>
      <mi>K</mi>
      <mo stretchy="false">→</mo>
      <mi mathvariant="normal">ℕ</mi>
    </mrow>
    <annotation encoding="StarMath 5.0">F:K -&gt; setN</annotation>
  </semantics>
</math>
</file>

<file path=Object 38/content.xml><?xml version="1.0" encoding="utf-8"?>
<math xmlns="http://www.w3.org/1998/Math/MathML" display="block">
  <semantics>
    <mrow>
      <mo fence="true" stretchy="true">(</mo>
      <mrow>
        <mrow>
          <mi>S</mi>
          <mi>,</mi>
          <mi mathvariant="italic">Args</mi>
        </mrow>
      </mrow>
      <mo fence="true" stretchy="true">)</mo>
    </mrow>
    <annotation encoding="StarMath 5.0">left( S, Args right)</annotation>
  </semantics>
</math>
</file>

<file path=Object 39/content.xml><?xml version="1.0" encoding="utf-8"?>
<math xmlns="http://www.w3.org/1998/Math/MathML" display="block">
  <semantics>
    <msup>
      <mn>2</mn>
      <mn>64</mn>
    </msup>
    <annotation encoding="StarMath 5.0">2^64
</annotation>
  </semantics>
</math>
</file>

<file path=Object 4/content.xml><?xml version="1.0" encoding="utf-8"?>
<math xmlns="http://www.w3.org/1998/Math/MathML" display="block">
  <semantics>
    <mi>M</mi>
    <annotation encoding="StarMath 5.0">M</annotation>
  </semantics>
</math>
</file>

<file path=Object 40/content.xml><?xml version="1.0" encoding="utf-8"?>
<math xmlns="http://www.w3.org/1998/Math/MathML" display="block">
  <semantics>
    <mrow>
      <mo stretchy="false">−</mo>
      <msup>
        <mn>2</mn>
        <mn>63</mn>
      </msup>
    </mrow>
    <annotation encoding="StarMath 5.0">-2^63
</annotation>
  </semantics>
</math>
</file>

<file path=Object 41/content.xml><?xml version="1.0" encoding="utf-8"?>
<math xmlns="http://www.w3.org/1998/Math/MathML" display="block">
  <semantics>
    <mrow>
      <msup>
        <mn>2</mn>
        <mn>63</mn>
      </msup>
      <mo stretchy="false">−</mo>
      <mn>1</mn>
    </mrow>
    <annotation encoding="StarMath 5.0">2^63 - 1</annotation>
  </semantics>
</math>
</file>

<file path=Object 42/content.xml><?xml version="1.0" encoding="utf-8"?>
<math xmlns="http://www.w3.org/1998/Math/MathML" display="block">
  <semantics>
    <mrow>
      <munderover>
        <mo stretchy="false">∑</mo>
        <mrow>
          <mi>i</mi>
          <mo stretchy="false">=</mo>
          <mn>0</mn>
        </mrow>
        <mi>N</mi>
      </munderover>
      <mrow>
        <msub>
          <mi>a</mi>
          <mi>i</mi>
        </msub>
        <msup>
          <mi>x</mi>
          <mi>i</mi>
        </msup>
      </mrow>
    </mrow>
    <annotation encoding="StarMath 5.0">sum from i = 0 to N { a_i x^i }</annotation>
  </semantics>
</math>
</file>

<file path=Object 43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4/content.xml><?xml version="1.0" encoding="utf-8"?>
<math xmlns="http://www.w3.org/1998/Math/MathML" display="block">
  <semantics>
    <msub>
      <mi>a</mi>
      <mi>i</mi>
    </msub>
    <annotation encoding="StarMath 5.0">a_i</annotation>
  </semantics>
</math>
</file>

<file path=Object 45/content.xml><?xml version="1.0" encoding="utf-8"?>
<math xmlns="http://www.w3.org/1998/Math/MathML" display="block">
  <semantics>
    <mrow>
      <mrow>
        <mo fence="true" stretchy="false">(</mo>
        <mrow>
          <mrow>
            <msub>
              <mi>N</mi>
              <mn>1</mn>
            </msub>
            <mi>,</mi>
            <msub>
              <mi>N</mi>
              <mn>2</mn>
            </msub>
            <mi>,</mi>
            <mi>S</mi>
          </mrow>
        </mrow>
        <mo fence="true" stretchy="false">)</mo>
      </mrow>
      <mi>,</mi>
    </mrow>
    <annotation encoding="StarMath 5.0">(N_1 , N_2 , S),</annotation>
  </semantics>
</math>
</file>

<file path=Object 4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underover>
            <mo stretchy="false">∑</mo>
            <mrow>
              <mi>j</mi>
              <mo stretchy="false">=</mo>
              <mn>0</mn>
            </mrow>
            <mi>M</mi>
          </munderover>
          <mrow>
            <msub>
              <mi>a</mi>
              <mi mathvariant="italic">ij</mi>
            </msub>
            <msup>
              <mi>x</mi>
              <mi>i</mi>
            </msup>
            <msup>
              <mi>y</mi>
              <mi>j</mi>
            </msup>
          </mrow>
        </mrow>
      </mrow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row>
          <msub>
            <mi>c</mi>
            <mi>i</mi>
          </msub>
          <msup>
            <mi>x</mi>
            <mi>i</mi>
          </msup>
        </mrow>
      </mrow>
    </mrow>
    <annotation encoding="StarMath 5.0">sum from i = 0 to N { sum from j = 0 to M { a_ij x^i y^j } } = sum from i = 0 to N { c_i x^i }</annotation>
  </semantics>
</math>
</file>

<file path=Object 47/content.xml><?xml version="1.0" encoding="utf-8"?>
<math xmlns="http://www.w3.org/1998/Math/MathML" display="block">
  <semantics>
    <mrow>
      <msub>
        <mi>c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i>M</mi>
        </munderover>
        <mrow>
          <msub>
            <mi>a</mi>
            <mi mathvariant="italic">ij</mi>
          </msub>
          <msup>
            <mi>y</mi>
            <mi>j</mi>
          </msup>
        </mrow>
      </mrow>
    </mrow>
    <annotation encoding="StarMath 5.0">c_i = sum from j = 0 to M { a_ij y^j }</annotation>
  </semantics>
</math>
</file>

<file path=Object 48/content.xml><?xml version="1.0" encoding="utf-8"?>
<math xmlns="http://www.w3.org/1998/Math/MathML" display="block">
  <semantics>
    <mi>b</mi>
    <annotation encoding="StarMath 5.0">b</annotation>
  </semantics>
</math>
</file>

<file path=Object 49/content.xml><?xml version="1.0" encoding="utf-8"?>
<math xmlns="http://www.w3.org/1998/Math/MathML" display="block">
  <semantics>
    <mrow>
      <mn>0</mn>
      <mo stretchy="false">≤</mo>
      <msub>
        <mi>d</mi>
        <mi>i</mi>
      </msub>
      <mo stretchy="false">&lt;</mo>
      <mi>b</mi>
    </mrow>
    <annotation encoding="StarMath 5.0">0 &lt;= d_i &lt; b</annotation>
  </semantics>
</math>
</file>

<file path=Object 5/content.xml><?xml version="1.0" encoding="utf-8"?>
<math xmlns="http://www.w3.org/1998/Math/MathML" display="block">
  <semantics>
    <mi>q</mi>
    <annotation encoding="StarMath 5.0">q</annotation>
  </semantics>
</math>
</file>

<file path=Object 50/content.xml><?xml version="1.0" encoding="utf-8"?>
<math xmlns="http://www.w3.org/1998/Math/MathML" display="block">
  <semantics>
    <mrow>
      <mrow>
        <mo fence="true" stretchy="false">(</mo>
        <mrow>
          <mrow>
            <mi>N</mi>
            <mi>,</mi>
            <mi>B</mi>
          </mrow>
        </mrow>
        <mo fence="true" stretchy="false">)</mo>
      </mrow>
      <mi>,</mi>
    </mrow>
    <annotation encoding="StarMath 5.0">(N, B),</annotation>
  </semantics>
</math>
</file>

<file path=Object 51/content.xml><?xml version="1.0" encoding="utf-8"?>
<math xmlns="http://www.w3.org/1998/Math/MathML" display="block">
  <semantics>
    <mi>S</mi>
    <annotation encoding="StarMath 5.0">S</annotation>
  </semantics>
</math>
</file>

<file path=Object 52/content.xml><?xml version="1.0" encoding="utf-8"?>
<math xmlns="http://www.w3.org/1998/Math/MathML" display="block">
  <semantics>
    <msup>
      <mn>10</mn>
      <mn>9</mn>
    </msup>
    <annotation encoding="StarMath 5.0">10^9
</annotation>
  </semantics>
</math>
</file>

<file path=Object 53/content.xml><?xml version="1.0" encoding="utf-8"?>
<math xmlns="http://www.w3.org/1998/Math/MathML" display="block">
  <semantics>
    <msup>
      <mi>b</mi>
      <mn>²</mn>
    </msup>
    <annotation encoding="StarMath 5.0">b^²</annotation>
  </semantics>
</math>
</file>

<file path=Object 54/content.xml><?xml version="1.0" encoding="utf-8"?>
<math xmlns="http://www.w3.org/1998/Math/MathML" display="block">
  <semantics>
    <mrow>
      <msup>
        <mrow>
          <mo fence="true" stretchy="false">(</mo>
          <mrow>
            <msup>
              <mn>10</mn>
              <mn>9</mn>
            </msup>
          </mrow>
          <mo fence="true" stretchy="false">)</mo>
        </mrow>
        <mn>2</mn>
      </msup>
      <mo stretchy="false">=</mo>
      <msup>
        <mn>10</mn>
        <mn>18</mn>
      </msup>
      <mo stretchy="false">&lt;</mo>
      <msup>
        <mn>2</mn>
        <mn>64</mn>
      </msup>
      <mo stretchy="false">&lt;</mo>
      <msup>
        <mn>10</mn>
        <mn>20</mn>
      </msup>
      <mo stretchy="false">=</mo>
      <msup>
        <mrow>
          <mo fence="true" stretchy="false">(</mo>
          <mrow>
            <msup>
              <mn>10</mn>
              <mn>10</mn>
            </msup>
          </mrow>
          <mo fence="true" stretchy="false">)</mo>
        </mrow>
        <mn>2</mn>
      </msup>
    </mrow>
    <annotation encoding="StarMath 5.0">(10^9)^2 = 10^18 &lt; 2^64 &lt; 10^20 = ( 10^10 )^2</annotation>
  </semantics>
</math>
</file>

<file path=Object 55/content.xml><?xml version="1.0" encoding="utf-8"?>
<math xmlns="http://www.w3.org/1998/Math/MathML" display="block">
  <semantics>
    <msup>
      <mn>10</mn>
      <mn>9</mn>
    </msup>
    <annotation encoding="StarMath 5.0">10^9</annotation>
  </semantics>
</math>
</file>

<file path=Object 5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5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58/content.xml><?xml version="1.0" encoding="utf-8"?>
<math xmlns="http://www.w3.org/1998/Math/MathML" display="block">
  <semantics>
    <mi>S</mi>
    <annotation encoding="StarMath 5.0">S</annotation>
  </semantics>
</math>
</file>

<file path=Object 5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6/content.xml><?xml version="1.0" encoding="utf-8"?>
<math xmlns="http://www.w3.org/1998/Math/MathML" display="block">
  <semantics>
    <mi>r</mi>
    <annotation encoding="StarMath 5.0">r</annotation>
  </semantics>
</math>
</file>

<file path=Object 60/content.xml><?xml version="1.0" encoding="utf-8"?>
<math xmlns="http://www.w3.org/1998/Math/MathML" display="block">
  <semantics>
    <msub>
      <mi>N</mi>
      <mn>2</mn>
    </msub>
    <annotation encoding="StarMath 5.0">N_2
</annotation>
  </semantics>
</math>
</file>

<file path=Object 61/content.xml><?xml version="1.0" encoding="utf-8"?>
<math xmlns="http://www.w3.org/1998/Math/MathML" display="block">
  <semantics>
    <mi>S</mi>
    <annotation encoding="StarMath 5.0">S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i>B</mi>
    <annotation encoding="StarMath 5.0">B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i>S</mi>
    <annotation encoding="StarMath 5.0">S</annotation>
  </semantics>
</math>
</file>

<file path=Object 66/content.xml><?xml version="1.0" encoding="utf-8"?>
<math xmlns="http://www.w3.org/1998/Math/MathML" display="block">
  <semantics>
    <mi mathvariant="italic">Args</mi>
    <annotation encoding="StarMath 5.0">Args</annotation>
  </semantics>
</math>
</file>

<file path=Object 67/content.xml><?xml version="1.0" encoding="utf-8"?>
<math xmlns="http://www.w3.org/1998/Math/MathML" display="block">
  <semantics>
    <mrow>
      <mrow>
        <mo fence="true" stretchy="true">(</mo>
        <mrow>
          <mrow>
            <mrow>
              <munderover>
                <mo stretchy="false">∑</mo>
                <mrow>
                  <mi>i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row>
                <msub>
                  <mi>d</mi>
                  <mi>i</mi>
                </msub>
                <msup>
                  <mi>b</mi>
                  <mi>i</mi>
                </msup>
              </mrow>
            </mrow>
            <mi>,</mi>
            <mi>S</mi>
          </mrow>
        </mrow>
        <mo fence="true" stretchy="true">)</mo>
      </mrow>
      <mi>,</mi>
    </mrow>
    <annotation encoding="StarMath 5.0">left ( sum from i = 0 to N - 1 { d_i b^i } , S right )  ,</annotation>
  </semantics>
</math>
</file>

<file path=Object 68/content.xml><?xml version="1.0" encoding="utf-8"?>
<math xmlns="http://www.w3.org/1998/Math/MathML" display="block">
  <semantics>
    <mrow>
      <mrow>
        <mo fence="true" stretchy="false">(</mo>
        <mrow>
          <mrow>
            <mi>q</mi>
            <mi>,</mi>
            <mi>r</mi>
          </mrow>
        </mrow>
        <mo fence="true" stretchy="false">)</mo>
      </mrow>
      <mi>,</mi>
    </mrow>
    <annotation encoding="StarMath 5.0">{ (q, r), }</annotation>
  </semantics>
</math>
</file>

<file path=Object 69/content.xml><?xml version="1.0" encoding="utf-8"?>
<math xmlns="http://www.w3.org/1998/Math/MathML" display="block">
  <semantics>
    <mrow>
      <mo fence="true" stretchy="true">(</mo>
      <mrow>
        <mrow>
          <msup>
            <mi>T</mi>
            <mtext>*</mtext>
          </msup>
          <mi>,</mi>
          <msup>
            <mi mathvariant="italic">LSE</mi>
            <mtext>*</mtext>
          </msup>
          <mi>,</mi>
          <msup>
            <mi mathvariant="italic">RSE</mi>
            <mtext>*</mtext>
          </msup>
          <mrow>
            <mi>,</mi>
            <mo stretchy="false">+</mo>
            <mi>,</mi>
          </mrow>
          <mi>S</mi>
        </mrow>
      </mrow>
      <mo fence="true" stretchy="true">)</mo>
    </mrow>
    <annotation encoding="StarMath 5.0">left(  T^"*", LSE^"*", RSE^"*", +, S  right)</annotation>
  </semantics>
</math>
</file>

<file path=Object 7/content.xml><?xml version="1.0" encoding="utf-8"?>
<math xmlns="http://www.w3.org/1998/Math/MathML" display="block">
  <semantics>
    <mrow>
      <mi>M</mi>
      <mo stretchy="false">=</mo>
      <mrow>
        <mrow>
          <mi>q</mi>
          <mo stretchy="false">∗</mo>
          <mi>N</mi>
        </mrow>
        <mo stretchy="false">+</mo>
        <mi>r</mi>
      </mrow>
    </mrow>
    <annotation encoding="StarMath 5.0">M = q*N + r</annotation>
  </semantics>
</math>
</file>

<file path=Object 70/content.xml><?xml version="1.0" encoding="utf-8"?>
<math xmlns="http://www.w3.org/1998/Math/MathML" display="block">
  <semantics>
    <msup>
      <mi>T</mi>
      <mtext>*</mtext>
    </msup>
    <annotation encoding="StarMath 5.0">T^"*"</annotation>
  </semantics>
</math>
</file>

<file path=Object 71/content.xml><?xml version="1.0" encoding="utf-8"?>
<math xmlns="http://www.w3.org/1998/Math/MathML" display="block">
  <semantics>
    <msup>
      <mi mathvariant="italic">LSE</mi>
      <mtext>*</mtext>
    </msup>
    <annotation encoding="StarMath 5.0">LSE^"*"</annotation>
  </semantics>
</math>
</file>

<file path=Object 72/content.xml><?xml version="1.0" encoding="utf-8"?>
<math xmlns="http://www.w3.org/1998/Math/MathML" display="block">
  <semantics>
    <msup>
      <mi mathvariant="italic">RSE</mi>
      <mtext>*</mtext>
    </msup>
    <annotation encoding="StarMath 5.0">RSE^"*"</annotation>
  </semantics>
</math>
</file>

<file path=Object 73/content.xml><?xml version="1.0" encoding="utf-8"?>
<math xmlns="http://www.w3.org/1998/Math/MathML" display="block">
  <semantics>
    <mtext>+</mtext>
    <annotation encoding="StarMath 5.0">"+"</annotation>
  </semantics>
</math>
</file>

<file path=Object 74/content.xml><?xml version="1.0" encoding="utf-8"?>
<math xmlns="http://www.w3.org/1998/Math/MathML" display="block">
  <semantics>
    <mi>S</mi>
    <annotation encoding="StarMath 5.0">S</annotation>
  </semantics>
</math>
</file>

<file path=Object 8/content.xml><?xml version="1.0" encoding="utf-8"?>
<math xmlns="http://www.w3.org/1998/Math/MathML" display="block">
  <semantics>
    <mi>M</mi>
    <annotation encoding="StarMath 5.0">M</annotation>
  </semantics>
</math>
</file>

<file path=Object 9/content.xml><?xml version="1.0" encoding="utf-8"?>
<math xmlns="http://www.w3.org/1998/Math/MathML" display="block">
  <semantics>
    <mi>N</mi>
    <annotation encoding="StarMath 5.0">N</annotation>
  </semantics>
</math>
</file>